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9/content.xml" manifest:media-type="text/xml"/>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7"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settings.xml" manifest:media-type="text/xml"/>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spreadshee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7/manifest.rdf" manifest:media-type="application/rdf+xml"/>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11/content.xml" manifest:media-type="text/xml"/>
  <manifest:file-entry manifest:full-path="Object 11/styles.xml" manifest:media-type="text/xml"/>
  <manifest:file-entry manifest:full-path="Object 11/manifest.rdf" manifest:media-type="application/rdf+xml"/>
  <manifest:file-entry manifest:full-path="Object 11/settings.xml" manifest:media-type="text/xml"/>
  <manifest:file-entry manifest:full-path="Object 11/"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s" fo:country="AR" officeooo:rsid="000ae647" officeooo:paragraph-rsid="000c6708"/>
    </style:style>
    <style:style style:name="P2" style:family="paragraph" style:parent-style-name="Standard">
      <style:text-properties fo:language="es" fo:country="AR" officeooo:rsid="0027f3fa" officeooo:paragraph-rsid="002818ff"/>
    </style:style>
    <style:style style:name="P3" style:family="paragraph" style:parent-style-name="Standard">
      <style:text-properties fo:language="es" fo:country="AR" officeooo:rsid="002818ff" officeooo:paragraph-rsid="002818ff"/>
    </style:style>
    <style:style style:name="P4" style:family="paragraph" style:parent-style-name="Standard">
      <style:text-properties fo:language="es" fo:country="AR" officeooo:rsid="002b2228" officeooo:paragraph-rsid="002b2228"/>
    </style:style>
    <style:style style:name="P5" style:family="paragraph" style:parent-style-name="Text_20_body">
      <style:paragraph-properties fo:text-align="center" style:justify-single-word="false"/>
      <style:text-properties fo:language="es" fo:country="AR" officeooo:rsid="000bb58d" officeooo:paragraph-rsid="000c6708"/>
    </style:style>
    <style:style style:name="P6" style:family="paragraph" style:parent-style-name="Text_20_body">
      <style:text-properties fo:language="es" fo:country="AR" officeooo:rsid="000bb58d" officeooo:paragraph-rsid="000c6708"/>
    </style:style>
    <style:style style:name="P7" style:family="paragraph" style:parent-style-name="Text_20_body">
      <style:text-properties fo:language="es" fo:country="AR" officeooo:rsid="000c6708" officeooo:paragraph-rsid="000c6708"/>
    </style:style>
    <style:style style:name="P8" style:family="paragraph" style:parent-style-name="Text_20_body">
      <style:text-properties fo:language="es" fo:country="AR" officeooo:rsid="000c6708" officeooo:paragraph-rsid="000e5724"/>
    </style:style>
    <style:style style:name="P9" style:family="paragraph" style:parent-style-name="Text_20_body">
      <style:text-properties fo:language="es" fo:country="AR" officeooo:rsid="000c6708" officeooo:paragraph-rsid="000c8d69"/>
    </style:style>
    <style:style style:name="P10" style:family="paragraph" style:parent-style-name="Text_20_body">
      <style:text-properties fo:language="es" fo:country="AR" officeooo:rsid="000c8d69" officeooo:paragraph-rsid="000c8d69"/>
    </style:style>
    <style:style style:name="P11" style:family="paragraph" style:parent-style-name="Text_20_body">
      <style:text-properties fo:language="es" fo:country="AR" officeooo:rsid="0013ab3d" officeooo:paragraph-rsid="0013ab3d"/>
    </style:style>
    <style:style style:name="P12" style:family="paragraph" style:parent-style-name="Text_20_body">
      <style:text-properties fo:language="es" fo:country="AR" officeooo:rsid="0013fa9b" officeooo:paragraph-rsid="0013fa9b"/>
    </style:style>
    <style:style style:name="P13" style:family="paragraph" style:parent-style-name="Text_20_body">
      <style:text-properties fo:language="es" fo:country="AR" officeooo:rsid="0016c35e" officeooo:paragraph-rsid="0016c35e"/>
    </style:style>
    <style:style style:name="P14" style:family="paragraph" style:parent-style-name="Text_20_body">
      <style:text-properties fo:language="es" fo:country="AR" officeooo:rsid="00176aad" officeooo:paragraph-rsid="00176aad"/>
    </style:style>
    <style:style style:name="P15" style:family="paragraph" style:parent-style-name="Text_20_body">
      <style:text-properties fo:language="es" fo:country="AR" officeooo:rsid="0020154a" officeooo:paragraph-rsid="0020154a"/>
    </style:style>
    <style:style style:name="P16" style:family="paragraph" style:parent-style-name="Text_20_body">
      <style:text-properties fo:language="es" fo:country="AR" officeooo:rsid="001d576e" officeooo:paragraph-rsid="001d576e"/>
    </style:style>
    <style:style style:name="P17" style:family="paragraph" style:parent-style-name="Text_20_body">
      <style:text-properties fo:language="es" fo:country="AR" officeooo:rsid="0026bdbe" officeooo:paragraph-rsid="0026bdbe"/>
    </style:style>
    <style:style style:name="P18" style:family="paragraph" style:parent-style-name="Text_20_body">
      <style:text-properties fo:language="es" fo:country="AR" officeooo:rsid="0019dce8" officeooo:paragraph-rsid="001a96e4"/>
    </style:style>
    <style:style style:name="P19" style:family="paragraph" style:parent-style-name="Text_20_body">
      <style:text-properties fo:language="es" fo:country="AR" officeooo:rsid="0019dce8" officeooo:paragraph-rsid="001ab645"/>
    </style:style>
    <style:style style:name="P20" style:family="paragraph" style:parent-style-name="Text_20_body">
      <style:text-properties fo:language="es" fo:country="AR" officeooo:rsid="001d4883" officeooo:paragraph-rsid="001d4883"/>
    </style:style>
    <style:style style:name="P21" style:family="paragraph" style:parent-style-name="Text_20_body">
      <style:text-properties fo:language="es" fo:country="AR" officeooo:rsid="0021481b" officeooo:paragraph-rsid="0021481b"/>
    </style:style>
    <style:style style:name="P22" style:family="paragraph" style:parent-style-name="Text_20_body">
      <style:text-properties fo:language="es" fo:country="AR" officeooo:rsid="0027f3fa" officeooo:paragraph-rsid="002818ff"/>
    </style:style>
    <style:style style:name="P23" style:family="paragraph" style:parent-style-name="Text_20_body">
      <style:text-properties officeooo:rsid="0021481b" officeooo:paragraph-rsid="0021481b"/>
    </style:style>
    <style:style style:name="P24" style:family="paragraph" style:parent-style-name="Title">
      <style:text-properties fo:language="es" fo:country="AR" officeooo:rsid="000c6708" officeooo:paragraph-rsid="000c6708"/>
    </style:style>
    <style:style style:name="P25" style:family="paragraph" style:parent-style-name="Subtitle">
      <style:paragraph-properties fo:break-before="page"/>
      <style:text-properties fo:language="es" fo:country="AR" officeooo:rsid="000c6708" officeooo:paragraph-rsid="000c6708"/>
    </style:style>
    <style:style style:name="P26" style:family="paragraph" style:parent-style-name="Subtitle">
      <style:paragraph-properties fo:break-before="page"/>
      <style:text-properties fo:language="es" fo:country="AR" officeooo:rsid="0021481b" officeooo:paragraph-rsid="0021481b"/>
    </style:style>
    <style:style style:name="P27" style:family="paragraph" style:parent-style-name="Subtitle">
      <style:paragraph-properties fo:break-before="page"/>
      <style:text-properties fo:language="es" fo:country="AR" officeooo:rsid="0026bdbe" officeooo:paragraph-rsid="0026bdbe"/>
    </style:style>
    <style:style style:name="P28" style:family="paragraph" style:parent-style-name="Subtitle">
      <style:text-properties fo:language="es" fo:country="AR" fo:font-weight="bold" officeooo:rsid="000c6708" officeooo:paragraph-rsid="000c6708" style:font-weight-asian="bold" style:font-weight-complex="bold"/>
    </style:style>
    <style:style style:name="P29" style:family="paragraph" style:parent-style-name="Subtitle">
      <style:text-properties fo:language="es" fo:country="AR" officeooo:rsid="000c6708" officeooo:paragraph-rsid="000c6708"/>
    </style:style>
    <style:style style:name="P30" style:family="paragraph" style:parent-style-name="Subtitle">
      <style:text-properties fo:language="es" fo:country="AR" officeooo:rsid="00240a70" officeooo:paragraph-rsid="00240a70"/>
    </style:style>
    <style:style style:name="P31" style:family="paragraph" style:parent-style-name="Text_20_body" style:list-style-name="L1">
      <style:text-properties fo:language="es" fo:country="AR" officeooo:rsid="00240a70" officeooo:paragraph-rsid="00240a70"/>
    </style:style>
    <style:style style:name="P32" style:family="paragraph" style:parent-style-name="Text_20_body" style:list-style-name="L1">
      <style:text-properties fo:language="es" fo:country="AR" officeooo:rsid="0026bdbe" officeooo:paragraph-rsid="0026bdbe"/>
    </style:style>
    <style:style style:name="P33" style:family="paragraph" style:parent-style-name="Text_20_body" style:list-style-name="L2">
      <style:text-properties fo:language="es" fo:country="AR" officeooo:rsid="0026bdbe" officeooo:paragraph-rsid="0026bdbe"/>
    </style:style>
    <style:style style:name="P34" style:family="paragraph" style:parent-style-name="Text_20_body" style:list-style-name="L3">
      <style:text-properties fo:language="es" fo:country="AR" officeooo:rsid="000c8d69" officeooo:paragraph-rsid="000c8d69"/>
    </style:style>
    <style:style style:name="P35" style:family="paragraph" style:parent-style-name="Text_20_body" style:list-style-name="L3">
      <style:text-properties fo:language="es" fo:country="AR" officeooo:rsid="001d576e" officeooo:paragraph-rsid="001d576e"/>
    </style:style>
    <style:style style:name="P36" style:family="paragraph" style:parent-style-name="Text_20_body" style:list-style-name="L4">
      <style:text-properties fo:language="es" fo:country="AR" officeooo:rsid="0013fa9b" officeooo:paragraph-rsid="0013fa9b"/>
    </style:style>
    <style:style style:name="P37" style:family="paragraph" style:parent-style-name="Text_20_body">
      <style:text-properties fo:language="es" fo:country="AR" officeooo:rsid="0013fa9b" officeooo:paragraph-rsid="0034123e"/>
    </style:style>
    <style:style style:name="P38" style:family="paragraph" style:parent-style-name="Text_20_body" style:list-style-name="">
      <style:text-properties fo:language="es" fo:country="AR" officeooo:rsid="0013ab3d" officeooo:paragraph-rsid="0013ab3d"/>
    </style:style>
    <style:style style:name="P39" style:family="paragraph" style:parent-style-name="Text_20_body" style:list-style-name="">
      <style:text-properties fo:language="es" fo:country="AR" officeooo:rsid="0016c35e" officeooo:paragraph-rsid="0016c35e"/>
    </style:style>
    <style:style style:name="P40" style:family="paragraph" style:parent-style-name="Text_20_body" style:list-style-name="">
      <style:text-properties fo:language="es" fo:country="AR" officeooo:rsid="00197c87" officeooo:paragraph-rsid="00197c87"/>
    </style:style>
    <style:style style:name="P41" style:family="paragraph" style:parent-style-name="Text_20_body">
      <style:text-properties fo:language="es" fo:country="AR" officeooo:rsid="002818ff" officeooo:paragraph-rsid="002818ff"/>
    </style:style>
    <style:style style:name="P42" style:family="paragraph" style:parent-style-name="Text_20_body" style:list-style-name="L3">
      <style:text-properties fo:language="es" fo:country="AR" officeooo:rsid="003221b7" officeooo:paragraph-rsid="003221b7"/>
    </style:style>
    <style:style style:name="P43" style:family="paragraph" style:parent-style-name="Text_20_body" style:list-style-name="L4">
      <style:text-properties fo:language="es" fo:country="AR" officeooo:rsid="003221b7" officeooo:paragraph-rsid="003221b7"/>
    </style:style>
    <style:style style:name="P44" style:family="paragraph" style:parent-style-name="Text_20_body" style:list-style-name="">
      <style:text-properties fo:color="#ff3333" fo:language="es" fo:country="AR" officeooo:rsid="0019dce8" officeooo:paragraph-rsid="0019dce8"/>
    </style:style>
    <style:style style:name="P45" style:family="paragraph" style:parent-style-name="Text_20_body" style:list-style-name="">
      <style:text-properties fo:color="#000000" fo:language="es" fo:country="AR" officeooo:rsid="001c5a30" officeooo:paragraph-rsid="001c5a30"/>
    </style:style>
    <style:style style:name="P46" style:family="paragraph" style:parent-style-name="Text_20_body" style:list-style-name="">
      <style:text-properties fo:color="#000000" fo:language="es" fo:country="AR" officeooo:rsid="002d6670" officeooo:paragraph-rsid="002d6670"/>
    </style:style>
    <style:style style:name="P47" style:family="paragraph" style:parent-style-name="Heading_20_2">
      <style:paragraph-properties fo:text-align="center" style:justify-single-word="false"/>
      <style:text-properties fo:language="es" fo:country="AR" officeooo:paragraph-rsid="000c6708"/>
    </style:style>
    <style:style style:name="P48" style:family="paragraph" style:parent-style-name="Heading_20_2">
      <style:text-properties fo:language="es" fo:country="AR" officeooo:rsid="0013fa9b" officeooo:paragraph-rsid="0013fa9b"/>
    </style:style>
    <style:style style:name="P49" style:family="paragraph" style:parent-style-name="Heading_20_1">
      <style:paragraph-properties fo:text-align="center" style:justify-single-word="false"/>
      <style:text-properties fo:language="es" fo:country="AR" officeooo:rsid="000bb58d" officeooo:paragraph-rsid="000c6708"/>
    </style:style>
    <style:style style:name="P50" style:family="paragraph" style:parent-style-name="Heading_20_1">
      <style:paragraph-properties fo:text-align="center" style:justify-single-word="false"/>
      <style:text-properties fo:language="es" fo:country="AR"/>
    </style:style>
    <style:style style:name="P51" style:family="paragraph" style:parent-style-name="Heading_20_1" style:list-style-name="">
      <style:text-properties fo:language="es" fo:country="AR" officeooo:rsid="0013ab3d" officeooo:paragraph-rsid="0013ab3d"/>
    </style:style>
    <style:style style:name="P52" style:family="paragraph" style:parent-style-name="Heading_20_1">
      <style:paragraph-properties fo:break-before="page"/>
      <style:text-properties fo:language="es" fo:country="AR" officeooo:rsid="0013ab3d" officeooo:paragraph-rsid="0013ab3d"/>
    </style:style>
    <style:style style:name="P53" style:family="paragraph" style:parent-style-name="Heading_20_1" style:list-style-name="">
      <style:paragraph-properties fo:break-before="page"/>
      <style:text-properties fo:language="es" fo:country="AR" officeooo:rsid="0016c35e" officeooo:paragraph-rsid="0016c35e"/>
    </style:style>
    <style:style style:name="P54" style:family="paragraph" style:parent-style-name="Heading_20_1">
      <style:paragraph-properties fo:break-before="page"/>
      <style:text-properties fo:language="es" fo:country="AR" officeooo:rsid="0016c35e" officeooo:paragraph-rsid="0016c35e"/>
    </style:style>
    <style:style style:name="P55" style:family="paragraph" style:parent-style-name="Heading_20_1">
      <style:paragraph-properties fo:break-before="page"/>
      <style:text-properties fo:language="es" fo:country="AR" officeooo:rsid="00129962" officeooo:paragraph-rsid="00129962"/>
    </style:style>
    <style:style style:name="T1" style:family="text">
      <style:text-properties officeooo:rsid="000c8d69"/>
    </style:style>
    <style:style style:name="T2" style:family="text">
      <style:text-properties officeooo:rsid="000fa100"/>
    </style:style>
    <style:style style:name="T3" style:family="text">
      <style:text-properties officeooo:rsid="0013fa9b"/>
    </style:style>
    <style:style style:name="T4" style:family="text">
      <style:text-properties officeooo:rsid="00159f31"/>
    </style:style>
    <style:style style:name="T5" style:family="text">
      <style:text-properties officeooo:rsid="00197c87"/>
    </style:style>
    <style:style style:name="T6" style:family="text">
      <style:text-properties officeooo:rsid="001a96e4"/>
    </style:style>
    <style:style style:name="T7" style:family="text">
      <style:text-properties officeooo:rsid="001c5a30"/>
    </style:style>
    <style:style style:name="T8" style:family="text">
      <style:text-properties officeooo:rsid="001d576e"/>
    </style:style>
    <style:style style:name="T9" style:family="text">
      <style:text-properties officeooo:rsid="001ea660"/>
    </style:style>
    <style:style style:name="T10" style:family="text">
      <style:text-properties officeooo:rsid="00240a70"/>
    </style:style>
    <style:style style:name="T11" style:family="text">
      <style:text-properties officeooo:rsid="00256bd6"/>
    </style:style>
    <style:style style:name="T12" style:family="text">
      <style:text-properties officeooo:rsid="0025e0f3"/>
    </style:style>
    <style:style style:name="T13" style:family="text">
      <style:text-properties fo:language="es" fo:country="AR"/>
    </style:style>
    <style:style style:name="T14" style:family="text">
      <style:text-properties officeooo:rsid="0027f3fa"/>
    </style:style>
    <style:style style:name="T15" style:family="text">
      <style:text-properties officeooo:rsid="002818ff"/>
    </style:style>
    <style:style style:name="T16" style:family="text">
      <style:text-properties officeooo:rsid="002b2228"/>
    </style:style>
    <style:style style:name="T17" style:family="text">
      <style:text-properties officeooo:rsid="002b7733"/>
    </style:style>
    <style:style style:name="T18" style:family="text">
      <style:text-properties officeooo:rsid="002d6670"/>
    </style:style>
    <style:style style:name="T19" style:family="text">
      <style:text-properties officeooo:rsid="002e1e74"/>
    </style:style>
    <style:style style:name="T20" style:family="text">
      <style:text-properties officeooo:rsid="002fe24c"/>
    </style:style>
    <style:style style:name="T21" style:family="text">
      <style:text-properties officeooo:rsid="0030a510"/>
    </style:style>
    <style:style style:name="T22" style:family="text">
      <style:text-properties officeooo:rsid="003221b7"/>
    </style:style>
    <style:style style:name="T23" style:family="text">
      <style:text-properties officeooo:rsid="00356ab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Programación Paralela</text:p>
      <text:p text:style-name="P28">OPENMP</text:p>
      <text:h text:style-name="P49" text:outline-level="1"/>
      <text:p text:style-name="P5"/>
      <text:h text:style-name="P47" text:outline-level="2">Colazo, Agustín</text:h>
      <text:h text:style-name="P47" text:outline-level="2"/>
      <text:p text:style-name="P6"/>
      <text:p text:style-name="P6"/>
      <text:p text:style-name="P6"/>
      <text:p text:style-name="P6"/>
      <text:p text:style-name="P6"/>
      <text:h text:style-name="P47" text:outline-level="2">Facultad de Ciencias Exactas, Físicas y Naturales.</text:h>
      <text:h text:style-name="P47" text:outline-level="2">Universidad Nacional de Córdoba</text:h>
      <text:p text:style-name="P6"/>
      <text:p text:style-name="P6"/>
      <text:p text:style-name="P6"/>
      <text:p text:style-name="P6"/>
      <text:p text:style-name="P6"/>
      <text:p text:style-name="P6"/>
      <text:p text:style-name="P6"/>
      <text:p text:style-name="P6"/>
      <text:p text:style-name="P1"/>
      <text:p text:style-name="P1"/>
      <text:p text:style-name="P1"/>
      <text:p text:style-name="P1"/>
      <text:p text:style-name="P1"/>
      <text:p text:style-name="P1"/>
      <text:h text:style-name="P50" text:outline-level="1"><text:span text:style-name="T12">3</text:span>/1<text:span text:style-name="T12">1</text:span>/2017</text:h>
      <text:p text:style-name="P1"/>
      <text:p text:style-name="P29"><text:soft-page-break/>Indice</text:p>
      <text:list xml:id="list3455454399" text:style-name="L1">
        <text:list-item>
          <text:p text:style-name="P31">Introducción</text:p>
        </text:list-item>
        <text:list-item>
          <text:p text:style-name="P31">Objetivo</text:p>
        </text:list-item>
        <text:list-item>
          <text:p text:style-name="P32">Marco <text:span text:style-name="T17">Teórico</text:span></text:p>
        </text:list-item>
        <text:list-item>
          <text:p text:style-name="P31">Diseño e implementación</text:p>
        </text:list-item>
        <text:list-item>
          <text:p text:style-name="P31">Resultados y Análisis en Pulqui</text:p>
        </text:list-item>
        <text:list-item>
          <text:p text:style-name="P31">Conclusión</text:p>
        </text:list-item>
      </text:list>
      <text:p text:style-name="P25">Introducción</text:p>
      <text:p text:style-name="P7">Openmp es una librería de C, C++ y Fortran que permite implementar programas paralelos en arquitecturas de memoria compartida. Así se puede hacer uso de los distintos núcleos físicos y de los hilos lógicos que ofrece cada procesador, a veces pudiendo acelerar considerablemente los programas.</text:p>
      <text:p text:style-name="P9">En este trabajo se implementara un programa en C para la multiplicación de matrices cuadradas haciendo uso de esta <text:span text:style-name="T1">librería.</text:span> </text:p>
      <text:p text:style-name="P9"/>
      <text:p text:style-name="P30">Objetivo</text:p>
      <text:p text:style-name="P10">El objetivo es implementar varias configuraciones distintas para analizar el impacto de distintos métodos <text:span text:style-name="T8">y</text:span> parámetros en un programa destinado a la multiplicación de matrices.</text:p>
      <text:p text:style-name="P27">Marco Teórico</text:p>
      <text:p text:style-name="P17">Actualmente, los procesadores son rápidos pero la memoria no alcanza las mismas velocidades que los procesadores. Es por eso que en los algoritmos no es solo importante el orden de los pasos del algoritmo, sino que cobra mucha importancia el maneja de la memoria.</text:p>
      <text:p text:style-name="P17">El problema con la memoria es que para que sea económicamente viable. Las memorias rápidas son pequeñas y las memorias grandes son lentas.</text:p>
      <text:p text:style-name="P17">Es por esta diferencia de velocidades que se han diseñado un<text:span text:style-name="T14">a arquitectura</text:span> memoria en varios niveles.</text:p>
      <text:list xml:id="list3161645076" text:style-name="L2">
        <text:list-item>
          <text:p text:style-name="P33">Disco duro</text:p>
        </text:list-item>
        <text:list-item>
          <text:p text:style-name="P33">Memoria de acceso aleatorio</text:p>
        </text:list-item>
        <text:list-item>
          <text:p text:style-name="P33">Memoria cache</text:p>
          <text:list>
            <text:list-item>
              <text:p text:style-name="P33">Cache de nivel 3</text:p>
            </text:list-item>
            <text:list-item>
              <text:p text:style-name="P33">Cache de nivel 2</text:p>
            </text:list-item>
            <text:list-item>
              <text:p text:style-name="P33">Cache de nivel 1</text:p>
            </text:list-item>
          </text:list>
        </text:list-item>
        <text:list-item>
          <text:p text:style-name="P33">Registros del procesador</text:p>
        </text:list-item>
      </text:list>
      <text:p text:style-name="P17">Donde el disco duro es la memoria mas grande y mas lento.</text:p>
      <text:p text:style-name="P22">Hoy en día, el manejo de memoria en los algoritmos es sumamente relevante. Se busca disminuir las fallas de cache para acelerar los algoritmos. Es por esto que se utilizan diversas técnicas como el alineamiento de cache, la multiplicación de matrices en bloques o la vectorización. </text:p>
      <text:p text:style-name="P41">La necesidad de alinear cache ocurre de que la memoria se maneja por bloques, y no por direcciones individuales. Por lo tanto, cuando hay varios hilos si uno modifica un valor, y otro hilo necesita acceder al mismo bloque este se marcar<text:span text:style-name="T17">á</text:span> como usado. Por lo tanto el bloque modificado tendr<text:span text:style-name="T17">á</text:span> que ser escrito en un nivel inferior de memoria para que el segundo hilo pueda acceder a la informaci<text:span text:style-name="T17">ó</text:span>n, resulta<text:span text:style-name="T17">n</text:span>do en fallas de cache que <text:span text:style-name="T17">se traduce en peor rendimiento</text:span>.</text:p>
      <text:p text:style-name="P41">La <text:span text:style-name="T17">multiplicación</text:span> de matrices en bloques se relaciona con un uso mas eficiente de la cache. De modo que un bloque de memoria sea puesto en la cache, se realicen todos los <text:span text:style-name="T17">cómputos</text:span> necesarios sobre ese bloque y luego no deba accederse mas a ese bloque. As<text:span text:style-name="T17">í</text:span> se reducen las fallas de cache. <text:span text:style-name="T19">Una regla general es 3*(Tamaño de bloque)²*Tamaño_de_variable = Tamaño_de_Cache</text:span></text:p>
      <text:p text:style-name="P41">La vectorizacion es una opci<text:span text:style-name="T17">ó</text:span>n que se encuentra en algunos procesadores que permite acelerar los c<text:span text:style-name="T17">á</text:span>lculos. Por ejemplo los registros mavx de 256 bits que permiten computar varias variables al mismo tiempo. </text:p>
      <text:p text:style-name="P2">También es importante la afinidad de los hilos (en un programa multi-hilos), esto es en que núcleo del procesador se coloca cada hilo y si permanece en ese núcleo o no durante su existencia. <text:span text:style-name="T15">La razón de esto es la arquitectura de los procesadores y la localidad espacial de los datos.</text:span></text:p>
      <text:p text:style-name="P3">Por ejemplo, en la computadora Pulqui el procesador tiene dos pastillas, cada pastilla tiene una cache L3 y seis n<text:span text:style-name="T17">ú</text:span>cleos. Cada dos n<text:span text:style-name="T17">ú</text:span>cleos se comparte una cache L2 y cada n<text:span text:style-name="T17">ú</text:span>cleo tiene una cache L1. Si hay hilos que procesan datos cercanos, es conveniente que estos hilos se encuentren en n<text:span text:style-name="T17">ú</text:span>cleos que compartan la misma cache L2 <text:span text:style-name="T16">o cache L3</text:span>. En cambio, si los datos son lejanos es <text:soft-page-break/>conveniente que estos hilos se encuentren en núcleos lejanos así no hay competencia por la cache. Ambos hilos querrían traer sus datos a la cache, compitiendo por esta.</text:p>
      <text:p text:style-name="P4">También es importante que los hilos sean bien distribuidos entre ambas pastillas para distribuir la carga de las cache, si llegase a ser necesario.</text:p>
      <text:p text:style-name="P41"/>
      <text:p text:style-name="P25">Diseño e Implementación</text:p>
      <text:p text:style-name="P7">Se codifico la multiplicación de matrices en C. Este programa se ejecutara varias veces modificando parámetros y banderas. </text:p>
      <text:p text:style-name="P7">Cada configuración se ejecutara varias veces y se <text:span text:style-name="T1">medirá</text:span> el tiempo de <text:span text:style-name="T1">ejecución</text:span> usando las funciones de la librería openmp, estos tiempos se guardaran por <text:span text:style-name="T1">configuración.</text:span> </text:p>
      <text:p text:style-name="P7">Para esto se hizo un script para el shell de Ubuntu. Este se encarga del cambio de configuraciones, las ejecuciones y de <text:span text:style-name="T22">guardar</text:span> los tiempos <text:span text:style-name="T22">en un archivo</text:span>.</text:p>
      <text:p text:style-name="P10">Para facilitar la implementación del script, se pasa al programa principal el tamaño de la matriz y el tamaño de bloques como <text:span text:style-name="T2">parámetros.</text:span></text:p>
      <text:p text:style-name="P8">Las varias configuraciones que se utilizaran son:</text:p>
      <text:list xml:id="list2236007999" text:style-name="L3">
        <text:list-item>
          <text:p text:style-name="P34">Programa sin paralelismo</text:p>
          <text:list>
            <text:list-item>
              <text:p text:style-name="P34">Con o sin anidar.</text:p>
              <text:list>
                <text:list-item>
                  <text:p text:style-name="P34">Con distintos tamaños de bloque.</text:p>
                  <text:list>
                    <text:list-item>
                      <text:p text:style-name="P34">128</text:p>
                    </text:list-item>
                    <text:list-item>
                      <text:p text:style-name="P34">256</text:p>
                    </text:list-item>
                    <text:list-item>
                      <text:p text:style-name="P34">512</text:p>
                    </text:list-item>
                    <text:list-item>
                      <text:p text:style-name="P34">1024</text:p>
                    </text:list-item>
                  </text:list>
                </text:list-item>
              </text:list>
            </text:list-item>
            <text:list-item>
              <text:p text:style-name="P34">Con o sin instrucciones simd.</text:p>
            </text:list-item>
            <text:list-item>
              <text:p text:style-name="P34">Matrices de tamaño 8000 no se ejecutaron en secuencial.</text:p>
            </text:list-item>
            <text:list-item>
              <text:p text:style-name="P34">Estas configuraciones se cruzan.</text:p>
            </text:list-item>
          </text:list>
        </text:list-item>
        <text:list-item>
          <text:p text:style-name="P34">Programa con paralelismo.</text:p>
          <text:list>
            <text:list-item>
              <text:p text:style-name="P34">Distintas afinidades (places, bind).</text:p>
              <text:list>
                <text:list-item>
                  <text:p text:style-name="P34">Cores, close.</text:p>
                </text:list-item>
                <text:list-item>
                  <text:p text:style-name="P34">Cores, spread.</text:p>
                </text:list-item>
                <text:list-item>
                  <text:p text:style-name="P34"><text:span text:style-name="T22">Bind=</text:span>false.</text:p>
                </text:list-item>
                <text:list-item>
                  <text:p text:style-name="P35">Dos afinidades manuales.</text:p>
                </text:list-item>
              </text:list>
            </text:list-item>
            <text:list-item>
              <text:p text:style-name="P34">Distintas banderas.</text:p>
              <text:list>
                <text:list-item>
                  <text:p text:style-name="P34">Con o sin mavx.</text:p>
                </text:list-item>
                <text:list-item>
                  <text:p text:style-name="P34">Con o sin O3.</text:p>
                </text:list-item>
              </text:list>
            </text:list-item>
            <text:list-item>
              <text:p text:style-name="P34">Anidado (tamaños)</text:p>
              <text:list>
                <text:list-item>
                  <text:p text:style-name="P34">128</text:p>
                </text:list-item>
                <text:list-item>
                  <text:p text:style-name="P34">256</text:p>
                </text:list-item>
                <text:list-item>
                  <text:p text:style-name="P34"><text:soft-page-break/>512 </text:p>
                </text:list-item>
                <text:list-item>
                  <text:p text:style-name="P42">Para tamaño 8000: 16, 32, 64, 128 y 256.</text:p>
                </text:list-item>
              </text:list>
            </text:list-item>
            <text:list-item>
              <text:p text:style-name="P34">Para 2, 4, 6, 8, 10 y 12 hilos. Excepto en el caso de matrices de tamaño 8000 se usaron 4, 8 y 12 hilos.</text:p>
            </text:list-item>
            <text:list-item>
              <text:p text:style-name="P34">Todas estas configuraciones se cruzan.</text:p>
              <text:p text:style-name="P34"/>
            </text:list-item>
          </text:list>
        </text:list-item>
      </text:list>
      <text:p text:style-name="P10"/>
      <text:p text:style-name="P25">Resultados y Análisis <text:span text:style-name="T10">en Pulqui</text:span></text:p>
      <text:p text:style-name="P11">A continuación se mostraran algunos de los resultados obtenidos y se los analizara. La totalidad de los resultados se encuentran en las planillas de datos. Aquí solo se muestra algunos de los resultados de interés.</text:p>
      <text:p text:style-name="P14">Para tomar el tiempo de ejecución de cada configuración, se los ejecuto cinco veces y se tomo el promedio.</text:p>
      <text:p text:style-name="P12">Algunas especificaciones de la maquina que se utilizo (pulqui):</text:p>
      <text:list xml:id="list29416784" text:style-name="L4">
        <text:list-item>
          <text:p text:style-name="P36">12 Procesadores físicos, en dos pastillas.</text:p>
        </text:list-item>
        <text:list-item>
          <text:p text:style-name="P36">24 Procesadores virtuales.</text:p>
        </text:list-item>
        <text:list-item>
          <text:p text:style-name="P36">256KB de memoria cache de nivel 2.</text:p>
        </text:list-item>
        <text:list-item>
          <text:p text:style-name="P43">Alineamiento de cache: 64</text:p>
        </text:list-item>
        <text:list-item>
          <text:p text:style-name="P36">Cuenta con registros mavx.</text:p>
        </text:list-item>
      </text:list>
      <text:h text:style-name="P51" text:outline-level="1">SIMD</text:h>
      <text:h text:style-name="P38" text:outline-level="1"><draw:frame draw:style-name="fr1" draw:name="Object1" text:anchor-type="paragraph" svg:width="6.2992in" svg:height="3.539in" draw:z-index="0"><draw:object xlink:href="./Object 1" xlink:type="simple" xlink:show="embed" xlink:actuate="onLoad"/><draw:image xlink:href="./ObjectReplacements/Object 1" xlink:type="simple" xlink:show="embed" xlink:actuate="onLoad"/></draw:frame>Estos datos fueron tomados en la multiplicación de matrices con tres bucles, usando y sin usar <text:span text:style-name="T11">registros mavx.</text:span> Podemos notar que la mejora en los tiempos es significativa.</text:h>
      <text:h text:style-name="P52" text:outline-level="1">Multiplicación de matrices con seis bucles</text:h>
      <text:h text:style-name="P48" text:outline-level="2">Secuencial</text:h>
      <text:p text:style-name="P11"><draw:frame draw:style-name="fr2" draw:name="Object2" text:anchor-type="paragraph" svg:width="6.2992in" svg:height="3.539in" draw:z-index="1"><draw:object xlink:href="./Object 2" xlink:type="simple" xlink:show="embed" xlink:actuate="onLoad"/><draw:image xlink:href="./ObjectReplacements/Object 2" xlink:type="simple" xlink:show="embed" xlink:actuate="onLoad"/></draw:frame><text:span text:style-name="T3">En el primer caso</text:span>, se tomaron datos de la multiplicación de matrices con 6 bucles en un programa secuencial.</text:p>
      <text:p text:style-name="P11">En este caso el mejor tamaño de bloque es 1024.</text:p>
      <text:p text:style-name="P12">La mejora que presenta usar seis bucles y simd es significativa. El programa puede llegar a ser dos veces mas rápido.</text:p>
      <text:h text:style-name="P48" text:outline-level="2">Paralelo</text:h>
      <text:p text:style-name="P12">En el segundo caso se tomaron los tiempos para una matriz de 1000x1000 y se calcula el speedup con distintas cantidades de hilos y con distintos tamaños de bloque. Se utilizo la bandera de <text:span text:style-name="T9">optimización</text:span> -O3 pero no se utilizo la bandera -mavx.</text:p>
      <text:p text:style-name="P12"><draw:frame draw:style-name="fr3" draw:name="Object3" text:anchor-type="paragraph" svg:x="-0.3043in" svg:y="0.0283in" svg:width="7.302in" svg:height="1.422in" draw:z-index="2"><draw:object xlink:href="./Object 3" xlink:type="simple" xlink:show="embed" xlink:actuate="onLoad"/><draw:image xlink:href="./ObjectReplacements/Object 3" xlink:type="simple" xlink:show="embed" xlink:actuate="onLoad"/></draw:frame></text:p>
      <text:p text:style-name="P37"><text:span text:style-name="T4">El mejor tamaño de bloque a utilizar dependerá principalmente del tamaño de la cache local . En menor medida de la cantidad de hilos que se esta utilizando y el tamaño del problema. En este caso usar un tamaño de bloque de 512 presenta los peores resultados en todos los casos. Mientras que el tamaño de bloque de 128 presenta los mejores resultados al usar varios hilos. El mejor rendimiento </text:span><text:soft-page-break/><text:span text:style-name="T4">se obtiene al usar 8 hilos con un tamaño de bloque de 128.</text:span></text:p>
      <text:p text:style-name="P12"/>
      <text:p text:style-name="P13">El tercer caso que se analiza es con matrices de tamaño 8000x8000. En este caso se utilizan tamaños de bloque de 16, 32, 64, 128 y 256. No se llevo a cabo el computo del programa secuencial con matrices 8000x8000.</text:p>
      <text:p text:style-name="P12"/>
      <text:p text:style-name="P12"><draw:frame draw:style-name="fr2" draw:name="Object4" text:anchor-type="paragraph" svg:width="5.3335in" svg:height="0.711in" draw:z-index="3"><draw:object xlink:href="./Object 4" xlink:type="simple" xlink:show="embed" xlink:actuate="onLoad"/><draw:image xlink:href="./ObjectReplacements/Object 4" xlink:type="simple" xlink:show="embed" xlink:actuate="onLoad"/></draw:frame></text:p>
      <text:p text:style-name="P13"><draw:frame draw:style-name="fr2" draw:name="Object5" text:anchor-type="paragraph" svg:width="6.2909in" svg:height="3.539in" draw:z-index="4"><draw:object xlink:href="./Object 5" xlink:type="simple" xlink:show="embed" xlink:actuate="onLoad"/><draw:image xlink:href="./ObjectReplacements/Object 5" xlink:type="simple" xlink:show="embed" xlink:actuate="onLoad"/></draw:frame>Aquí los mejores resultados se obtienen con tamaños de bloque de 256, y no con tamaños menores, al usar una matriz de dimensiones mayores. También notamos que aumentar la cantidad de hilos mejora los tiempos de ejecución.</text:p>
      <text:p text:style-name="P13">El mejor tamaño de bloques <text:span text:style-name="T18">esta fuertemente ligado a la arquitectura de un sistema y el tamaño optimo variara entre distintas computadoras. Sobre todo se asocia con el tamaño de la cache. En general, los mejores resultados se han obtenido con un tamaño de 128 (Hay otro caso en la sección a continuación).</text:span></text:p>
      <text:h text:style-name="P53" text:outline-level="1">Cantidad de hilos</text:h>
      <text:h text:style-name="P39" text:outline-level="1"><text:span text:style-name="T7">Aquí se multiplica matrices </text:span>4000x4000 <text:span text:style-name="T5">con</text:span> tamaño de bloque 128. <text:span text:style-name="T5">El código se compilo con la bandera de optimización y se utiliza los registros mavx. </text:span></text:h>
      <text:h text:style-name="P39" text:outline-level="1"><draw:frame draw:style-name="fr2" draw:name="Object6" text:anchor-type="paragraph" svg:width="3.7362in" svg:height="1.2453in" draw:z-index="5"><draw:object xlink:href="./Object 6" xlink:type="simple" xlink:show="embed" xlink:actuate="onLoad"/><draw:image xlink:href="./ObjectReplacements/Object 6" xlink:type="simple" xlink:show="embed" xlink:actuate="onLoad"/></draw:frame></text:h>
      <text:h text:style-name="P39" text:outline-level="1"/>
      <text:h text:style-name="P39" text:outline-level="1"/>
      <text:h text:style-name="P39" text:outline-level="1"/>
      <text:h text:style-name="P39" text:outline-level="1"/>
      <text:h text:style-name="P40" text:outline-level="1">A medida que se utilizan mas hilos en este tamaño de matriz hay mejoras en el tiempo de ejecución. <text:s/></text:h>
      <text:h text:style-name="P44" text:outline-level="1"/>
      <text:h text:style-name="P44" text:outline-level="1"><draw:frame draw:style-name="fr2" draw:name="Object12" text:anchor-type="paragraph" svg:width="2.6665in" svg:height="1.6008in" draw:z-index="8"><draw:object xlink:href="./Object 12" xlink:type="simple" xlink:show="embed" xlink:actuate="onLoad"/><draw:image xlink:href="./ObjectReplacements/Object 12" xlink:type="simple" xlink:show="embed" xlink:actuate="onLoad"/></draw:frame></text:h>
      <text:h text:style-name="P44" text:outline-level="1"/>
      <text:h text:style-name="P44" text:outline-level="1"/>
      <text:h text:style-name="P44" text:outline-level="1"/>
      <text:h text:style-name="P44" text:outline-level="1"/>
      <text:h text:style-name="P44" text:outline-level="1"/>
      <text:h text:style-name="P45" text:outline-level="1">Como se menciono anteriormente, al usar mayor cantidad de hilos <text:span text:style-name="T20">se obtiene mejores resultados con bloques de 128</text:span>. En ambos casos, hasta ocho hilos el speedup es considerable.</text:h>
      <text:h text:style-name="P45" text:outline-level="1">En el primer caso al usar <text:span text:style-name="T20">ocho o </text:span>diez hilos no hay cambios, pero al usar doce si.</text:h>
      <text:h text:style-name="P45" text:outline-level="1">En el segundo caso, no hay cambios considerables al usar mas que ocho hilos.</text:h>
      <text:h text:style-name="P46" text:outline-level="1">La cantidad de hilos óptimos a utilizar depende del tamaño del problema. Para problemas pequeños puede ser mejor hacer un programa secuencial. Y mientras mayor es un problema, mayor cantidad de hilos se puede usar. Sin exceder la cantidad de núcleos físicos.</text:h>
      <text:h text:style-name="P54" text:outline-level="1">Banderas</text:h>
      <text:p text:style-name="P18"><text:span text:style-name="T6">Matriz </text:span>4000x4000 <text:span text:style-name="T6">con tamaño de bloque de </text:span>128.</text:p>
      <text:p text:style-name="P13"/>
      <text:p text:style-name="P13"><draw:frame draw:style-name="fr2" draw:name="Object7" text:anchor-type="paragraph" svg:width="4.6252in" svg:height="1.2453in" draw:z-index="6"><draw:object xlink:href="./Object 7" xlink:type="simple" xlink:show="embed" xlink:actuate="onLoad"/><draw:image xlink:href="./ObjectReplacements/Object 7" xlink:type="simple" xlink:show="embed" xlink:actuate="onLoad"/></draw:frame></text:p>
      <text:p text:style-name="P13"/>
      <text:p text:style-name="P13"/>
      <text:p text:style-name="P13"/>
      <text:p text:style-name="P20">De todos los casos analizados, aquello que tiene mayor peso es la utilización de la bandera de optimización. Mejorando el rendimiento del programa en mas de un 1000%.</text:p>
      <text:p text:style-name="P20">Por otro lado el uso de registros mavx no es tan significativo al usar varios hilos como lo era en el programa secuencial. Aun así, el mejor rendimiento se da al combinar la bandera de optimización y los registros mavx.</text:p>
      <text:p text:style-name="P13"/>
      <text:p text:style-name="P13"><draw:frame draw:style-name="fr1" draw:name="Object8" text:anchor-type="paragraph" svg:width="6.2984in" svg:height="3.539in" draw:z-index="7"><draw:object xlink:href="./Object 8" xlink:type="simple" xlink:show="embed" xlink:actuate="onLoad"/><draw:image xlink:href="./ObjectReplacements/Object 8" xlink:type="simple" xlink:show="embed" xlink:actuate="onLoad"/></draw:frame></text:p>
      <text:h text:style-name="P55" text:outline-level="1">Afinidad</text:h>
      <text:p text:style-name="P18"><text:span text:style-name="T6">Matriz 2</text:span>000x<text:span text:style-name="T6">2</text:span>000 <text:span text:style-name="T6">con tamaño de bloque de 256</text:span>.</text:p>
      <text:p text:style-name="P13"/>
      <text:p text:style-name="P13"><draw:frame draw:style-name="fr2" draw:name="Object9" text:anchor-type="paragraph" svg:width="4.0701in" svg:height="1.2453in" draw:z-index="9"><draw:object xlink:href="./Object 9" xlink:type="simple" xlink:show="embed" xlink:actuate="onLoad"/><draw:image xlink:href="./ObjectReplacements/Object 9" xlink:type="simple" xlink:show="embed" xlink:actuate="onLoad"/></draw:frame></text:p>
      <text:p text:style-name="P13"/>
      <text:p text:style-name="P13"/>
      <text:p text:style-name="P13"/>
      <text:p text:style-name="P13"/>
      <text:p text:style-name="P19"><text:span text:style-name="T6">Matriz </text:span>4000x4000 <text:span text:style-name="T6">con tamaño de bloque de </text:span>128.</text:p>
      <text:p text:style-name="P13"/>
      <text:p text:style-name="P13"><draw:frame draw:style-name="fr2" draw:name="Object10" text:anchor-type="paragraph" svg:width="3.5563in" svg:height="1.4228in" draw:z-index="10"><draw:object xlink:href="./Object 10" xlink:type="simple" xlink:show="embed" xlink:actuate="onLoad"/><draw:image xlink:href="./ObjectReplacements/Object 10" xlink:type="simple" xlink:show="embed" xlink:actuate="onLoad"/></draw:frame></text:p>
      <text:p text:style-name="P13"/>
      <text:p text:style-name="P13"/>
      <text:p text:style-name="P13"/>
      <text:p text:style-name="P13"/>
      <text:p text:style-name="P13"/>
      <text:p text:style-name="P19"><text:span text:style-name="T6">Matriz </text:span>4000x4000 <text:span text:style-name="T6">con tamaño de bloque de 256</text:span>.</text:p>
      <text:p text:style-name="P13"/>
      <text:p text:style-name="P13"><draw:frame draw:style-name="fr2" draw:name="Object11" text:anchor-type="paragraph" svg:width="4.0701in" svg:height="1.422in" draw:z-index="11"><draw:object xlink:href="./Object 11" xlink:type="simple" xlink:show="embed" xlink:actuate="onLoad"/><draw:image xlink:href="./ObjectReplacements/Object 11" xlink:type="simple" xlink:show="embed" xlink:actuate="onLoad"/></draw:frame></text:p>
      <text:p text:style-name="P13"/>
      <text:p text:style-name="P13"/>
      <text:p text:style-name="P13"/>
      <text:p text:style-name="P13"/>
      <text:p text:style-name="P13"/>
      <text:p text:style-name="P20">En ultimo lugar, se analiza la afinidad. En este caso se muestran varias afinidades distintas. </text:p>
      <text:p text:style-name="P16"><text:span text:style-name="T21">N</text:span>o ha habido cambios significativos con distintas afinidades. Esto ocurre ya que el pragma for se encuentra al principio de los bucles, la división de los datos entre hilos se hace en bandas. Por lo tanto, hay poca localidad espacial. </text:p>
      <text:p text:style-name="P25">Conclusión</text:p>
      <text:p text:style-name="P15">Usar la librería openmp para usar multi-hilos en un programa puede acelerar el tiempo de ejecuci<text:span text:style-name="T23">ó</text:span>n del mismo. Si el tamaño del problema es chico, usar varios hilos puede empeorar el rendimiento ya que el uso de estos tiene un overhead. Adem<text:span text:style-name="T23">á</text:span>s se puede aumentar las fallas de cache y esto tiene un impacto importante en el rendimiento. A mayor tamaño de problema y si no hay dependencia entre los datos, mejor rendimiento se tendrá al usar varios hilos.</text:p>
      <text:p text:style-name="P15">Las bandera de optimización mejorar<text:span text:style-name="T23">á</text:span> considerablemente el rendimiento del programa. Debe ser una bandera que siempre se utilice. Mientras que la bandera mavx también puede traer mejoras, que serán mas significativas en programas secuenciales. Aunque hay que <text:span text:style-name="T23">ser precavido </text:span>ya que los registros mavx no están disponibles en todas las computadoras.</text:p>
      <text:p text:style-name="P15">La cantidad de hilos que se utilicen esta directamente ligado al tamaño del problema. Mientras que el tamaño de los bloques en una multiplicación de matrices de seis bucles esta relacionado a<text:span text:style-name="T18">l tamaño de la cache local. El mejor tamaño de bloque se puede estimar a partir del tamaño de la cache, pero para obtener una mejor aproximación hay que hacer pruebas con distintos tamaños.</text:span></text:p>
      <text:p text:style-name="P15"/>
      <text:p text:style-name="P26">Bibliografía</text:p>
      <text:p text:style-name="P23"><text:a xlink:type="simple" xlink:href="http://www.netlib.org/utk/papers/autoblock/node2.html" text:style-name="Internet_20_link" text:visited-style-name="Visited_20_Internet_20_Link"><text:span text:style-name="T13">http://www.netlib.org/utk/papers/autoblock/node2.html</text:span></text:a></text:p>
      <text:p text:style-name="P23"><text:a xlink:type="simple" xlink:href="http://www.cs.ucsb.edu/~gilbert/cs140/notes/ComputationalIntensityOfMatMul.pdf" text:style-name="Internet_20_link" text:visited-style-name="Visited_20_Internet_20_Link"><text:span text:style-name="T13">http://www.cs.ucsb.edu/~gilbert/cs140/notes/ComputationalIntensityOfMatMul.pdf</text:span></text:a></text:p>
      <text:p text:style-name="P23"><text:a xlink:type="simple" xlink:href="http://pages.tacc.utexas.edu/~eijkhout/pcse/html/omp-affinity.html" text:style-name="Internet_20_link" text:visited-style-name="Visited_20_Internet_20_Link"><text:span text:style-name="T13">http://pages.tacc.utexas.edu/~eijkhout/pcse/html/omp-affinity.html</text:span></text:a></text:p>
      <text:p text:style-name="P23"><text:a xlink:type="simple" xlink:href="http://cml06.engr.ucdavis.edu/~sumeet/ecs231/ECS231_2016_Assignment2.pdf" text:style-name="Internet_20_link" text:visited-style-name="Visited_20_Internet_20_Link"><text:span text:style-name="T13">http://cml06.engr.ucdavis.edu/~sumeet/ecs231/ECS231_2016_Assignment2.pdf</text:span></text:a></text:p>
      <text:p text:style-name="P23"><text:a xlink:type="simple" xlink:href="http://dc-vis.irb.hr/repository/2014/Optimal%20Block%20Size%20for%20Matrix%20Multiplication%20Using%20Blocking.pdf" text:style-name="Internet_20_link" text:visited-style-name="Visited_20_Internet_20_Link"><text:span text:style-name="T13">http://dc-vis.irb.hr/repository/2014/Optimal%20Block%20Size%20for%20Matrix%20Multiplication%20Using%20Blocking.pdf</text:span></text:a></text:p>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officeooo:rsid="000c6708"/>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5T23:20:27.748433540</meta:creation-date>
    <dc:date>2017-11-03T16:45:39.575000000</dc:date>
    <meta:editing-duration>PT1H50M1S</meta:editing-duration>
    <meta:editing-cycles>33</meta:editing-cycles>
    <meta:generator>LibreOffice/5.4.2.2$Windows_x86 LibreOffice_project/22b09f6418e8c2d508a9eaf86b2399209b0990f4</meta:generator>
    <meta:document-statistic meta:table-count="0" meta:image-count="0" meta:object-count="12" meta:page-count="15" meta:paragraph-count="119" meta:word-count="1833" meta:character-count="10973" meta:non-whitespace-character-count="92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88cm" xlink:href="." xlink:type="simple" chart:class="chart:bar" chart:style-name="ch1">
        <chart:title svg:x="6.233cm" svg:y="0.315cm" chart:style-name="ch2">
          <text:p>Normal vs SIMD</text:p>
        </chart:title>
        <chart:legend chart:legend-position="end" svg:x="14.164cm" svg:y="3.94cm" style:legend-expansion="high" chart:style-name="ch3"/>
        <chart:plot-area chart:style-name="ch4" chart:data-source-has-labels="both" svg:x="0.319cm" svg:y="1.299cm" svg:width="13.526cm" svg:height="7.51cm">
          <chartooo:coordinate-region svg:x="0.951cm" svg:y="1.501cm" svg:width="12.894cm" svg:height="6.655cm"/>
          <chart:axis chart:dimension="x" chart:name="primary-x" chart:style-name="ch5" chartooo:axis-type="auto">
            <chartooo:date-scale/>
            <chart:categories table:cell-range-address="local-table.$A$2:.$A$4"/>
          </chart:axis>
          <chart:axis chart:dimension="y" chart:name="primary-y" chart:style-name="ch6">
            <chart:grid chart:style-name="ch7"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rmal</text:p>
              </table:table-cell>
              <table:table-cell office:value-type="string">
                <text:p>simd</text:p>
              </table:table-cell>
            </table:table-row>
          </table:table-header-rows>
          <table:table-rows>
            <table:table-row>
              <table:table-cell office:value-type="float" office:value="1000">
                <text:p>1000</text:p>
              </table:table-cell>
              <table:table-cell office:value-type="float" office:value="0.3402002">
                <text:p>0.3402002</text:p>
              </table:table-cell>
              <table:table-cell office:value-type="float" office:value="0.256053">
                <text:p>0.256053</text:p>
              </table:table-cell>
            </table:table-row>
            <table:table-row>
              <table:table-cell office:value-type="float" office:value="2000">
                <text:p>2000</text:p>
              </table:table-cell>
              <table:table-cell office:value-type="float" office:value="3.9229228">
                <text:p>3.9229228</text:p>
              </table:table-cell>
              <table:table-cell office:value-type="float" office:value="3.286829">
                <text:p>3.286829</text:p>
              </table:table-cell>
            </table:table-row>
            <table:table-row>
              <table:table-cell office:value-type="float" office:value="4000">
                <text:p>4000</text:p>
              </table:table-cell>
              <table:table-cell office:value-type="float" office:value="31.4383542">
                <text:p>31.4383542</text:p>
              </table:table-cell>
              <table:table-cell office:value-type="float" office:value="26.9173272">
                <text:p>26.917327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number-columns-repeated="5" table:default-cell-style-name="Default"/>
        <table:table-column table:style-name="co1" table:number-columns-repeated="4" table:default-cell-style-name="ce3"/>
        <table:table-row table:style-name="ro1">
          <table:table-cell table:number-columns-repeated="5"/>
          <table:table-cell table:style-name="Default" table:number-columns-repeated="4"/>
        </table:table-row>
        <table:table-row table:style-name="ro1">
          <table:table-cell table:number-columns-repeated="5"/>
          <table:table-cell office:value-type="string" calcext:value-type="string">
            <text:p>OPT, MAVX</text:p>
          </table:table-cell>
          <table:table-cell table:number-columns-repeated="3"/>
        </table:table-row>
        <table:table-row table:style-name="ro1">
          <table:table-cell table:number-columns-repeated="6"/>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table:number-columns-repeated="5"/>
          <table:table-cell office:value-type="string" calcext:value-type="string">
            <text:p>2 threads</text:p>
          </table:table-cell>
          <table:table-cell office:value-type="float" office:value="11.4186892" calcext:value-type="float">
            <text:p>11.4186892</text:p>
          </table:table-cell>
          <table:table-cell office:value-type="float" office:value="11.815281" calcext:value-type="float">
            <text:p>11.815281</text:p>
          </table:table-cell>
          <table:table-cell office:value-type="float" office:value="12.06729" calcext:value-type="float">
            <text:p>12.06729</text:p>
          </table:table-cell>
        </table:table-row>
        <table:table-row table:style-name="ro1">
          <table:table-cell table:number-columns-repeated="5"/>
          <table:table-cell office:value-type="string" calcext:value-type="string">
            <text:p>4 threads</text:p>
          </table:table-cell>
          <table:table-cell office:value-type="float" office:value="6.036821" calcext:value-type="float">
            <text:p>6.036821</text:p>
          </table:table-cell>
          <table:table-cell office:value-type="float" office:value="5.9824018" calcext:value-type="float">
            <text:p>5.9824018</text:p>
          </table:table-cell>
          <table:table-cell office:value-type="float" office:value="5.9874282" calcext:value-type="float">
            <text:p>5.9874282</text:p>
          </table:table-cell>
        </table:table-row>
        <table:table-row table:style-name="ro1">
          <table:table-cell table:number-columns-repeated="5"/>
          <table:table-cell office:value-type="string" calcext:value-type="string">
            <text:p>6 threads</text:p>
          </table:table-cell>
          <table:table-cell office:value-type="float" office:value="4.7883886" calcext:value-type="float">
            <text:p>4.7883886</text:p>
          </table:table-cell>
          <table:table-cell office:value-type="float" office:value="4.6701586" calcext:value-type="float">
            <text:p>4.6701586</text:p>
          </table:table-cell>
          <table:table-cell office:value-type="float" office:value="4.675512" calcext:value-type="float">
            <text:p>4.675512</text:p>
          </table:table-cell>
        </table:table-row>
        <table:table-row table:style-name="ro1">
          <table:table-cell table:number-columns-repeated="5"/>
          <table:table-cell office:value-type="string" calcext:value-type="string">
            <text:p>8 threads</text:p>
          </table:table-cell>
          <table:table-cell office:value-type="float" office:value="3.2846972" calcext:value-type="float">
            <text:p>3.2846972</text:p>
          </table:table-cell>
          <table:table-cell office:value-type="float" office:value="3.3322692" calcext:value-type="float">
            <text:p>3.3322692</text:p>
          </table:table-cell>
          <table:table-cell office:value-type="float" office:value="3.2053252" calcext:value-type="float">
            <text:p>3.2053252</text:p>
          </table:table-cell>
        </table:table-row>
        <table:table-row table:style-name="ro1">
          <table:table-cell table:number-columns-repeated="5"/>
          <table:table-cell office:value-type="string" calcext:value-type="string">
            <text:p>10 threads</text:p>
          </table:table-cell>
          <table:table-cell office:value-type="float" office:value="3.3014698" calcext:value-type="float">
            <text:p>3.3014698</text:p>
          </table:table-cell>
          <table:table-cell office:value-type="float" office:value="3.2041644" calcext:value-type="float">
            <text:p>3.2041644</text:p>
          </table:table-cell>
          <table:table-cell office:value-type="float" office:value="3.3201132" calcext:value-type="float">
            <text:p>3.3201132</text:p>
          </table:table-cell>
        </table:table-row>
        <table:table-row table:style-name="ro1">
          <table:table-cell table:number-columns-repeated="5"/>
          <table:table-cell office:value-type="string" calcext:value-type="string">
            <text:p>12 threads</text:p>
          </table:table-cell>
          <table:table-cell office:value-type="float" office:value="2.5364866" calcext:value-type="float">
            <text:p>2.5364866</text:p>
          </table:table-cell>
          <table:table-cell office:value-type="float" office:value="2.5330012" calcext:value-type="float">
            <text:p>2.5330012</text:p>
          </table:table-cell>
          <table:table-cell office:value-type="float" office:value="2.5333224" calcext:value-type="float">
            <text:p>2.5333224</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17.11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Default"/>
        <table:table-column table:style-name="co2" table:number-columns-repeated="3" table:default-cell-style-name="Default"/>
        <table:table-row table:style-name="ro1" table:number-rows-repeated="13">
          <table:table-cell table:number-columns-repeated="4"/>
        </table:table-row>
        <table:table-row table:style-name="ro1">
          <table:table-cell table:style-name="ce3" office:value-type="string" calcext:value-type="string">
            <text:p>NO OPT-NO MAVX</text:p>
          </table:table-cell>
          <table:table-cell table:style-name="ce3" table:number-columns-repeated="3"/>
        </table:table-row>
        <table:table-row table:style-name="ro1">
          <table:table-cell table:style-name="ce3"/>
          <table:table-cell table:style-name="ce3" office:value-type="string" calcext:value-type="string">
            <text:p>cores, close</text:p>
          </table:table-cell>
          <table:table-cell table:style-name="ce3" office:value-type="string" calcext:value-type="string">
            <text:p>cores, spread</text:p>
          </table:table-cell>
          <table:table-cell table:style-name="ce3" office:value-type="string" calcext:value-type="string">
            <text:p>threads, false</text:p>
          </table:table-cell>
        </table:table-row>
        <table:table-row table:style-name="ro1">
          <table:table-cell table:style-name="ce3" office:value-type="string" calcext:value-type="string">
            <text:p>2 threads</text:p>
          </table:table-cell>
          <table:table-cell table:style-name="ce3" office:value-type="float" office:value="229.127389" calcext:value-type="float">
            <text:p>229.127389</text:p>
          </table:table-cell>
          <table:table-cell table:style-name="ce3" office:value-type="float" office:value="229.2365186" calcext:value-type="float">
            <text:p>229.2365186</text:p>
          </table:table-cell>
          <table:table-cell table:style-name="ce3" office:value-type="float" office:value="229.9066336" calcext:value-type="float">
            <text:p>229.9066336</text:p>
          </table:table-cell>
        </table:table-row>
        <table:table-row table:style-name="ro1">
          <table:table-cell table:style-name="ce3" office:value-type="string" calcext:value-type="string">
            <text:p>4 threads</text:p>
          </table:table-cell>
          <table:table-cell table:style-name="ce3" office:value-type="float" office:value="119.716658" calcext:value-type="float">
            <text:p>119.716658</text:p>
          </table:table-cell>
          <table:table-cell table:style-name="ce3" office:value-type="float" office:value="117.0170438" calcext:value-type="float">
            <text:p>117.0170438</text:p>
          </table:table-cell>
          <table:table-cell table:style-name="ce3" office:value-type="float" office:value="116.2899706" calcext:value-type="float">
            <text:p>116.2899706</text:p>
          </table:table-cell>
        </table:table-row>
        <table:table-row table:style-name="ro1">
          <table:table-cell table:style-name="ce3" office:value-type="string" calcext:value-type="string">
            <text:p>6 threads</text:p>
          </table:table-cell>
          <table:table-cell table:style-name="ce3" office:value-type="float" office:value="91.9220734" calcext:value-type="float">
            <text:p>91.9220734</text:p>
          </table:table-cell>
          <table:table-cell table:style-name="ce3" office:value-type="float" office:value="89.2516886" calcext:value-type="float">
            <text:p>89.2516886</text:p>
          </table:table-cell>
          <table:table-cell table:style-name="ce3" office:value-type="float" office:value="88.3689532" calcext:value-type="float">
            <text:p>88.3689532</text:p>
          </table:table-cell>
        </table:table-row>
        <table:table-row table:style-name="ro1">
          <table:table-cell table:style-name="ce3" office:value-type="string" calcext:value-type="string">
            <text:p>8 threads</text:p>
          </table:table-cell>
          <table:table-cell table:style-name="ce3" office:value-type="float" office:value="61.776725" calcext:value-type="float">
            <text:p>61.776725</text:p>
          </table:table-cell>
          <table:table-cell table:style-name="ce3" office:value-type="float" office:value="61.6043754" calcext:value-type="float">
            <text:p>61.6043754</text:p>
          </table:table-cell>
          <table:table-cell table:style-name="ce3" office:value-type="float" office:value="59.7776412" calcext:value-type="float">
            <text:p>59.7776412</text:p>
          </table:table-cell>
        </table:table-row>
        <table:table-row table:style-name="ro1">
          <table:table-cell table:style-name="ce3" office:value-type="string" calcext:value-type="string">
            <text:p>10 threads</text:p>
          </table:table-cell>
          <table:table-cell table:style-name="ce3" office:value-type="float" office:value="61.8370652" calcext:value-type="float">
            <text:p>61.8370652</text:p>
          </table:table-cell>
          <table:table-cell table:style-name="ce3" office:value-type="float" office:value="60.1248154" calcext:value-type="float">
            <text:p>60.1248154</text:p>
          </table:table-cell>
          <table:table-cell table:style-name="ce3" office:value-type="float" office:value="60.6293822" calcext:value-type="float">
            <text:p>60.6293822</text:p>
          </table:table-cell>
        </table:table-row>
        <table:table-row table:style-name="ro1">
          <table:table-cell table:style-name="ce3" office:value-type="string" calcext:value-type="string">
            <text:p>12 threads</text:p>
          </table:table-cell>
          <table:table-cell table:style-name="ce3" office:value-type="float" office:value="60.8054252" calcext:value-type="float">
            <text:p>60.8054252</text:p>
          </table:table-cell>
          <table:table-cell table:style-name="ce3" office:value-type="float" office:value="60.694425" calcext:value-type="float">
            <text:p>60.694425</text:p>
          </table:table-cell>
          <table:table-cell table:style-name="ce3" office:value-type="float" office:value="60.238109" calcext:value-type="float">
            <text:p>60.238109</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8:41.95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row table:style-name="ro1" table:number-rows-repeated="37">
          <table:table-cell table:number-columns-repeated="3"/>
        </table:table-row>
        <table:table-row table:style-name="ro1">
          <table:table-cell table:style-name="ce3" office:value-type="float" office:value="4000" calcext:value-type="float">
            <text:p>4000</text:p>
          </table:table-cell>
          <table:table-cell table:style-name="ce3" office:value-type="float" office:value="256" calcext:value-type="float">
            <text:p>256</text:p>
          </table:table-cell>
          <table:table-cell table:style-name="ce3" office:value-type="string" calcext:value-type="string">
            <text:p>OPT-MAVX</text:p>
          </table:table-cell>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peedup</text:p>
          </table:table-cell>
        </table:table-row>
        <table:table-row table:style-name="ro1">
          <table:table-cell table:style-name="ce3" office:value-type="string" calcext:value-type="string">
            <text:p>Secuencial</text:p>
          </table:table-cell>
          <table:table-cell table:style-name="ce3" office:value-type="float" office:value="19.5237794" calcext:value-type="float">
            <text:p>19.5237794</text:p>
          </table:table-cell>
          <table:table-cell table:style-name="ce3" table:formula="of:=[.B$40]/[.B40]" office:value-type="float" office:value="1" calcext:value-type="float">
            <text:p>1</text:p>
          </table:table-cell>
        </table:table-row>
        <table:table-row table:style-name="ro1">
          <table:table-cell table:style-name="ce3" office:value-type="string" calcext:value-type="string">
            <text:p>2 threads</text:p>
          </table:table-cell>
          <table:table-cell table:style-name="ce3" office:value-type="float" office:value="10.524237" calcext:value-type="float">
            <text:p>10.524237</text:p>
          </table:table-cell>
          <table:table-cell table:style-name="ce3" table:formula="of:=[.B$40]/[.B41]" office:value-type="float" office:value="1.8551254024401" calcext:value-type="float">
            <text:p>1.8551254024401</text:p>
          </table:table-cell>
        </table:table-row>
        <table:table-row table:style-name="ro1">
          <table:table-cell table:style-name="ce3" office:value-type="string" calcext:value-type="string">
            <text:p>4 threads</text:p>
          </table:table-cell>
          <table:table-cell table:style-name="ce3" office:value-type="float" office:value="5.5449178" calcext:value-type="float">
            <text:p>5.5449178</text:p>
          </table:table-cell>
          <table:table-cell table:style-name="ce3" table:formula="of:=[.B$40]/[.B42]" office:value-type="float" office:value="3.52102233147622" calcext:value-type="float">
            <text:p>3.52102233147622</text:p>
          </table:table-cell>
        </table:table-row>
        <table:table-row table:style-name="ro1">
          <table:table-cell table:style-name="ce3" office:value-type="string" calcext:value-type="string">
            <text:p>6 threads</text:p>
          </table:table-cell>
          <table:table-cell table:style-name="ce3" office:value-type="float" office:value="4.3159568" calcext:value-type="float">
            <text:p>4.3159568</text:p>
          </table:table-cell>
          <table:table-cell table:style-name="ce3" table:formula="of:=[.B$40]/[.B43]" office:value-type="float" office:value="4.52362715956749" calcext:value-type="float">
            <text:p>4.52362715956749</text:p>
          </table:table-cell>
        </table:table-row>
        <table:table-row table:style-name="ro1">
          <table:table-cell table:style-name="ce3" office:value-type="string" calcext:value-type="string">
            <text:p>8 threads</text:p>
          </table:table-cell>
          <table:table-cell table:style-name="ce3" office:value-type="float" office:value="3.0093166" calcext:value-type="float">
            <text:p>3.0093166</text:p>
          </table:table-cell>
          <table:table-cell table:style-name="ce3" table:formula="of:=[.B$40]/[.B44]" office:value-type="float" office:value="6.48777845441719" calcext:value-type="float">
            <text:p>6.48777845441719</text:p>
          </table:table-cell>
        </table:table-row>
        <table:table-row table:style-name="ro1">
          <table:table-cell table:style-name="ce3" office:value-type="string" calcext:value-type="string">
            <text:p>10 threads</text:p>
          </table:table-cell>
          <table:table-cell table:style-name="ce3" office:value-type="float" office:value="3.0265484" calcext:value-type="float">
            <text:p>3.0265484</text:p>
          </table:table-cell>
          <table:table-cell table:style-name="ce3" table:formula="of:=[.B$40]/[.B45]" office:value-type="float" office:value="6.4508399733505" calcext:value-type="float">
            <text:p>6.4508399733505</text:p>
          </table:table-cell>
        </table:table-row>
        <table:table-row table:style-name="ro1">
          <table:table-cell table:style-name="ce3" office:value-type="string" calcext:value-type="string">
            <text:p>12 threads</text:p>
          </table:table-cell>
          <table:table-cell table:style-name="ce3" office:value-type="float" office:value="2.9975128" calcext:value-type="float">
            <text:p>2.9975128</text:p>
          </table:table-cell>
          <table:table-cell table:style-name="ce3" table:formula="of:=[.B$40]/[.B46]" office:value-type="float" office:value="6.51332644851425" calcext:value-type="float">
            <text:p>6.51332644851425</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07:44.11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data-style-name="N0">
      <style:chart-properties chart:link-data-style-to-source="true"/>
      <style:graphic-properties draw:stroke="none" draw:fill-color="#314004" dr3d:edge-rounding="5%"/>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999cm" svg:height="8.988cm" xlink:href="." xlink:type="simple" chart:class="chart:bar" chart:style-name="ch1">
        <chart:title svg:x="5.778cm" svg:y="0.315cm" chart:style-name="ch2">
          <text:p>Tamaños de bloques</text:p>
        </chart:title>
        <chart:subtitle svg:x="6.341cm" svg:y="1.299cm" chart:style-name="ch3">
          <text:p>Anidado con SIMD</text:p>
        </chart:subtitle>
        <chart:legend chart:legend-position="end" svg:x="11.794cm" svg:y="2.68cm" style:legend-expansion="high" chart:style-name="ch4"/>
        <chart:plot-area chart:style-name="ch5" chart:data-source-has-labels="both" svg:x="0.319cm" svg:y="2.135cm" svg:width="11.156cm" svg:height="6.674cm">
          <chartooo:coordinate-region svg:x="0.951cm" svg:y="2.337cm" svg:width="10.524cm" svg:height="5.819cm"/>
          <chart:axis chart:dimension="x" chart:name="primary-x" chart:style-name="ch6" chartooo:axis-type="auto">
            <chartooo:date-scale/>
            <chart:categories table:cell-range-address="local-table.$B$1:.$D$1"/>
          </chart:axis>
          <chart:axis chart:dimension="y" chart:name="primary-y" chart:style-name="ch7">
            <chart:grid chart:style-name="ch8" chart:class="major"/>
          </chart:axis>
          <chart:series chart:style-name="ch9" chart:values-cell-range-address="local-table.$B$2:.$D$2" chart:label-cell-address="local-table.$A$2" chart:class="chart:bar">
            <chart:data-point chart:repeated="3"/>
          </chart:series>
          <chart:series chart:style-name="ch10" chart:values-cell-range-address="local-table.$B$3:.$D$3" chart:label-cell-address="local-table.$A$3" chart:class="chart:bar">
            <chart:data-point chart:repeated="3"/>
          </chart:series>
          <chart:series chart:style-name="ch11" chart:values-cell-range-address="local-table.$B$4:.$D$4" chart:label-cell-address="local-table.$A$4" chart:class="chart:bar">
            <chart:data-point chart:repeated="3"/>
          </chart:series>
          <chart:series chart:style-name="ch12" chart:values-cell-range-address="local-table.$B$5:.$D$5" chart:label-cell-address="local-table.$A$5" chart:class="chart:bar">
            <chart:data-point chart:repeated="3"/>
          </chart:series>
          <chart:series chart:style-name="ch13" chart:values-cell-range-address="local-table.$B$6:.$D$6" chart:label-cell-address="local-table.$A$6" chart:class="chart:bar">
            <chart:data-point chart:repeated="3"/>
          </chart:series>
          <chart:series chart:style-name="ch14" chart:values-cell-range-address="local-table.$B$7:.$D$7" chart:label-cell-address="local-table.$A$7" chart:class="chart:bar">
            <chart:data-point chart:repeated="3"/>
          </chart:series>
          <chart:series chart:style-name="ch15" chart:values-cell-range-address="local-table.$B$8:.$D$8" chart:label-cell-address="local-table.$A$8" chart:class="chart:bar">
            <chart:data-point chart:repeated="3"/>
          </chart:series>
          <chart:wall chart:style-name="ch16"/>
          <chart:floor chart:style-name="ch17"/>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float" office:value="1000">
                <text:p>1000</text:p>
              </table:table-cell>
              <table:table-cell office:value-type="float" office:value="2000">
                <text:p>2000</text:p>
              </table:table-cell>
              <table:table-cell office:value-type="float" office:value="4000">
                <text:p>4000</text:p>
              </table:table-cell>
            </table:table-row>
          </table:table-header-rows>
          <table:table-rows>
            <table:table-row>
              <table:table-cell office:value-type="string">
                <text:p>No anidado con SIMD</text:p>
              </table:table-cell>
              <table:table-cell office:value-type="float" office:value="0.3208564">
                <text:p>0.3208564</text:p>
              </table:table-cell>
              <table:table-cell office:value-type="float" office:value="3.919221">
                <text:p>3.919221</text:p>
              </table:table-cell>
              <table:table-cell office:value-type="float" office:value="31.4156036">
                <text:p>31.4156036</text:p>
              </table:table-cell>
            </table:table-row>
            <table:table-row>
              <table:table-cell office:value-type="string">
                <text:p>128</text:p>
              </table:table-cell>
              <table:table-cell office:value-type="float" office:value="0.3289586">
                <text:p>0.3289586</text:p>
              </table:table-cell>
              <table:table-cell office:value-type="float" office:value="2.6229972">
                <text:p>2.6229972</text:p>
              </table:table-cell>
              <table:table-cell office:value-type="float" office:value="20.5158344">
                <text:p>20.5158344</text:p>
              </table:table-cell>
            </table:table-row>
            <table:table-row>
              <table:table-cell office:value-type="string">
                <text:p>256</text:p>
              </table:table-cell>
              <table:table-cell office:value-type="float" office:value="0.3096696">
                <text:p>0.3096696</text:p>
              </table:table-cell>
              <table:table-cell office:value-type="float" office:value="2.4581136">
                <text:p>2.4581136</text:p>
              </table:table-cell>
              <table:table-cell office:value-type="float" office:value="19.5237794">
                <text:p>19.5237794</text:p>
              </table:table-cell>
            </table:table-row>
            <table:table-row>
              <table:table-cell office:value-type="string">
                <text:p>512</text:p>
              </table:table-cell>
              <table:table-cell office:value-type="float" office:value="0.2906554">
                <text:p>0.2906554</text:p>
              </table:table-cell>
              <table:table-cell office:value-type="float" office:value="2.252792">
                <text:p>2.252792</text:p>
              </table:table-cell>
              <table:table-cell office:value-type="float" office:value="18.1488244">
                <text:p>18.1488244</text:p>
              </table:table-cell>
            </table:table-row>
            <table:table-row>
              <table:table-cell office:value-type="string">
                <text:p>1024</text:p>
              </table:table-cell>
              <table:table-cell office:value-type="float" office:value="0.2656194">
                <text:p>0.2656194</text:p>
              </table:table-cell>
              <table:table-cell office:value-type="float" office:value="2.0678666">
                <text:p>2.0678666</text:p>
              </table:table-cell>
              <table:table-cell office:value-type="float" office:value="16.5183704">
                <text:p>16.5183704</text:p>
              </table:table-cell>
            </table:table-row>
            <table:table-row>
              <table:table-cell office:value-type="string">
                <text:p>2048</text:p>
              </table:table-cell>
              <table:table-cell office:value-type="float" office:value="0.2598384">
                <text:p>0.2598384</text:p>
              </table:table-cell>
              <table:table-cell office:value-type="float" office:value="3.2938176">
                <text:p>3.2938176</text:p>
              </table:table-cell>
              <table:table-cell office:value-type="float" office:value="26.4990854">
                <text:p>26.4990854</text:p>
              </table:table-cell>
            </table:table-row>
            <table:table-row>
              <table:table-cell office:value-type="string">
                <text:p>4096</text:p>
              </table:table-cell>
              <table:table-cell office:value-type="float" office:value="0.2597734">
                <text:p>0.2597734</text:p>
              </table:table-cell>
              <table:table-cell office:value-type="float" office:value="3.3010506">
                <text:p>3.3010506</text:p>
              </table:table-cell>
              <table:table-cell office:value-type="float" office:value="26.9077696">
                <text:p>26.907769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0.59pt"/>
    </style:style>
    <style:style style:name="co2" style:family="table-column">
      <style:table-column-properties fo:break-before="auto" style:column-width="125.15pt"/>
    </style:style>
    <style:style style:name="co3"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1000" table:style-name="ta1">
        <table:table-column table:style-name="co1" table:default-cell-style-name="ce1"/>
        <table:table-column table:style-name="co2" table:default-cell-style-name="ce1"/>
        <table:table-column table:style-name="co3" table:number-columns-repeated="5" table:default-cell-style-name="ce1"/>
        <table:table-row table:style-name="ro1" table:number-rows-repeated="4">
          <table:table-cell table:style-name="Default" table:number-columns-repeated="7"/>
        </table:table-row>
        <table:table-row table:style-name="ro1">
          <table:table-cell/>
          <table:table-cell office:value-type="float" office:value="128" calcext:value-type="float">
            <text:p>128</text:p>
          </table:table-cell>
          <table:table-cell office:value-type="float" office:value="256" calcext:value-type="float">
            <text:p>256</text:p>
          </table:table-cell>
          <table:table-cell office:value-type="float" office:value="512" calcext:value-type="float">
            <text:p>512</text:p>
          </table:table-cell>
          <table:table-cell office:value-type="string" calcext:value-type="string">
            <text:p>Speedup 128</text:p>
          </table:table-cell>
          <table:table-cell office:value-type="string" calcext:value-type="string">
            <text:p>Speedup 256</text:p>
          </table:table-cell>
          <table:table-cell office:value-type="string" calcext:value-type="string">
            <text:p>Speedup 512</text:p>
          </table:table-cell>
        </table:table-row>
        <table:table-row table:style-name="ro1">
          <table:table-cell office:value-type="string" calcext:value-type="string">
            <text:p>Secuencial</text:p>
          </table:table-cell>
          <table:table-cell office:value-type="float" office:value="0.329565" calcext:value-type="float">
            <text:p>0.329565</text:p>
          </table:table-cell>
          <table:table-cell office:value-type="float" office:value="0.3092962" calcext:value-type="float">
            <text:p>0.3092962</text:p>
          </table:table-cell>
          <table:table-cell office:value-type="float" office:value="0.2842876" calcext:value-type="float">
            <text:p>0.2842876</text:p>
          </table:table-cell>
          <table:table-cell table:formula="of:=[.B$6]/[.B6]" office:value-type="float" office:value="1" calcext:value-type="float">
            <text:p>1</text:p>
          </table:table-cell>
          <table:table-cell table:formula="of:=[.C$6]/[.C6]" office:value-type="float" office:value="1" calcext:value-type="float">
            <text:p>1</text:p>
          </table:table-cell>
          <table:table-cell table:formula="of:=[.D$6]/[.D6]" office:value-type="float" office:value="1" calcext:value-type="float">
            <text:p>1</text:p>
          </table:table-cell>
        </table:table-row>
        <table:table-row table:style-name="ro1">
          <table:table-cell office:value-type="string" calcext:value-type="string">
            <text:p>2 threads</text:p>
          </table:table-cell>
          <table:table-cell office:value-type="float" office:value="0.241086" calcext:value-type="float">
            <text:p>0.241086</text:p>
          </table:table-cell>
          <table:table-cell office:value-type="float" office:value="0.2258234" calcext:value-type="float">
            <text:p>0.2258234</text:p>
          </table:table-cell>
          <table:table-cell office:value-type="float" office:value="0.209601" calcext:value-type="float">
            <text:p>0.209601</text:p>
          </table:table-cell>
          <table:table-cell table:formula="of:=[.B$6]/[.B7]" office:value-type="float" office:value="1.36700181677907" calcext:value-type="float">
            <text:p>1.36700181677907</text:p>
          </table:table-cell>
          <table:table-cell table:formula="of:=[.C$6]/[.C7]" office:value-type="float" office:value="1.36963751320722" calcext:value-type="float">
            <text:p>1.36963751320722</text:p>
          </table:table-cell>
          <table:table-cell table:formula="of:=[.D$6]/[.D7]" office:value-type="float" office:value="1.35632749843751" calcext:value-type="float">
            <text:p>1.35632749843751</text:p>
          </table:table-cell>
        </table:table-row>
        <table:table-row table:style-name="ro1">
          <table:table-cell office:value-type="string" calcext:value-type="string">
            <text:p>4 threads</text:p>
          </table:table-cell>
          <table:table-cell office:value-type="float" office:value="0.167009" calcext:value-type="float">
            <text:p>0.167009</text:p>
          </table:table-cell>
          <table:table-cell office:value-type="float" office:value="0.1408996" calcext:value-type="float">
            <text:p>0.1408996</text:p>
          </table:table-cell>
          <table:table-cell office:value-type="float" office:value="0.2356256" calcext:value-type="float">
            <text:p>0.2356256</text:p>
          </table:table-cell>
          <table:table-cell table:formula="of:=[.B$6]/[.B8]" office:value-type="float" office:value="1.97333676628206" calcext:value-type="float">
            <text:p>1.97333676628206</text:p>
          </table:table-cell>
          <table:table-cell table:formula="of:=[.C$6]/[.C8]" office:value-type="float" office:value="2.19515314450857" calcext:value-type="float">
            <text:p>2.19515314450857</text:p>
          </table:table-cell>
          <table:table-cell table:formula="of:=[.D$6]/[.D8]" office:value-type="float" office:value="1.20652255103011" calcext:value-type="float">
            <text:p>1.20652255103011</text:p>
          </table:table-cell>
        </table:table-row>
        <table:table-row table:style-name="ro1">
          <table:table-cell office:value-type="string" calcext:value-type="string">
            <text:p>6 threads</text:p>
          </table:table-cell>
          <table:table-cell office:value-type="float" office:value="0.1641686" calcext:value-type="float">
            <text:p>0.1641686</text:p>
          </table:table-cell>
          <table:table-cell office:value-type="float" office:value="0.152616" calcext:value-type="float">
            <text:p>0.152616</text:p>
          </table:table-cell>
          <table:table-cell office:value-type="float" office:value="0.2483826" calcext:value-type="float">
            <text:p>0.2483826</text:p>
          </table:table-cell>
          <table:table-cell table:formula="of:=[.B$6]/[.B9]" office:value-type="float" office:value="2.00747889669523" calcext:value-type="float">
            <text:p>2.00747889669523</text:p>
          </table:table-cell>
          <table:table-cell table:formula="of:=[.C$6]/[.C9]" office:value-type="float" office:value="2.02663023536195" calcext:value-type="float">
            <text:p>2.02663023536195</text:p>
          </table:table-cell>
          <table:table-cell table:formula="of:=[.D$6]/[.D9]" office:value-type="float" office:value="1.14455521441518" calcext:value-type="float">
            <text:p>1.14455521441518</text:p>
          </table:table-cell>
        </table:table-row>
        <table:table-row table:style-name="ro1">
          <table:table-cell office:value-type="string" calcext:value-type="string">
            <text:p>8 threads</text:p>
          </table:table-cell>
          <table:table-cell office:value-type="float" office:value="0.1118442" calcext:value-type="float">
            <text:p>0.1118442</text:p>
          </table:table-cell>
          <table:table-cell office:value-type="float" office:value="0.1656744" calcext:value-type="float">
            <text:p>0.1656744</text:p>
          </table:table-cell>
          <table:table-cell office:value-type="float" office:value="0.255045" calcext:value-type="float">
            <text:p>0.255045</text:p>
          </table:table-cell>
          <table:table-cell table:formula="of:=[.B$6]/[.B10]" office:value-type="float" office:value="2.94664363462746" calcext:value-type="float">
            <text:p>2.94664363462746</text:p>
          </table:table-cell>
          <table:table-cell table:formula="of:=[.C$6]/[.C10]" office:value-type="float" office:value="1.86689192778124" calcext:value-type="float">
            <text:p>1.86689192778124</text:p>
          </table:table-cell>
          <table:table-cell table:formula="of:=[.D$6]/[.D10]" office:value-type="float" office:value="1.11465662922229" calcext:value-type="float">
            <text:p>1.11465662922229</text:p>
          </table:table-cell>
        </table:table-row>
        <table:table-row table:style-name="ro1">
          <table:table-cell office:value-type="string" calcext:value-type="string">
            <text:p>10 threads</text:p>
          </table:table-cell>
          <table:table-cell office:value-type="float" office:value="0.1132782" calcext:value-type="float">
            <text:p>0.1132782</text:p>
          </table:table-cell>
          <table:table-cell office:value-type="float" office:value="0.1654396" calcext:value-type="float">
            <text:p>0.1654396</text:p>
          </table:table-cell>
          <table:table-cell office:value-type="float" office:value="0.25607" calcext:value-type="float">
            <text:p>0.25607</text:p>
          </table:table-cell>
          <table:table-cell table:formula="of:=[.B$6]/[.B11]" office:value-type="float" office:value="2.90934177979523" calcext:value-type="float">
            <text:p>2.90934177979523</text:p>
          </table:table-cell>
          <table:table-cell table:formula="of:=[.C$6]/[.C11]" office:value-type="float" office:value="1.86954151243112" calcext:value-type="float">
            <text:p>1.86954151243112</text:p>
          </table:table-cell>
          <table:table-cell table:formula="of:=[.D$6]/[.D11]" office:value-type="float" office:value="1.11019486859062" calcext:value-type="float">
            <text:p>1.11019486859062</text:p>
          </table:table-cell>
        </table:table-row>
        <table:table-row table:style-name="ro1">
          <table:table-cell office:value-type="string" calcext:value-type="string">
            <text:p>12 threads</text:p>
          </table:table-cell>
          <table:table-cell office:value-type="float" office:value="0.1126558" calcext:value-type="float">
            <text:p>0.1126558</text:p>
          </table:table-cell>
          <table:table-cell office:value-type="float" office:value="0.1636972" calcext:value-type="float">
            <text:p>0.1636972</text:p>
          </table:table-cell>
          <table:table-cell office:value-type="float" office:value="0.2583236" calcext:value-type="float">
            <text:p>0.2583236</text:p>
          </table:table-cell>
          <table:table-cell table:formula="of:=[.B$6]/[.B12]" office:value-type="float" office:value="2.92541529153404" calcext:value-type="float">
            <text:p>2.92541529153404</text:p>
          </table:table-cell>
          <table:table-cell table:formula="of:=[.C$6]/[.C12]" office:value-type="float" office:value="1.8894409922711" calcext:value-type="float">
            <text:p>1.8894409922711</text:p>
          </table:table-cell>
          <table:table-cell table:formula="of:=[.D$6]/[.D12]" office:value-type="float" office:value="1.10050959339371" calcext:value-type="float">
            <text:p>1.10050959339371</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13:12.15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add58a" fo:border="0.06pt solid #000000"/>
    </style:style>
    <style:style style:name="ce3" style:family="table-cell" style:parent-style-name="Default">
      <style:table-cell-properties fo:background-color="#add58a" fo:border="0.06pt solid #000000"/>
    </style:style>
  </office:automatic-styles>
  <office:body>
    <office:spreadsheet>
      <table:calculation-settings table:automatic-find-labels="false" table:use-regular-expressions="false" table:use-wildcards="true"/>
      <table:table table:name="Resultados" table:style-name="ta1">
        <table:table-column table:style-name="co1" table:number-columns-repeated="6" table:default-cell-style-name="ce3"/>
        <table:table-row table:style-name="ro1">
          <table:table-cell office:value-type="string" calcext:value-type="string">
            <text:p>PLACES:cores|BIND:close</text:p>
          </table:table-cell>
          <table:table-cell table:number-columns-repeated="5"/>
        </table:table-row>
        <table:table-row table:style-name="ro1">
          <table:table-cell/>
          <table:table-cell office:value-type="string" calcext:value-type="string">
            <text:p>8000-16</text:p>
          </table:table-cell>
          <table:table-cell office:value-type="string" calcext:value-type="string">
            <text:p>8000-32</text:p>
          </table:table-cell>
          <table:table-cell office:value-type="string" calcext:value-type="string">
            <text:p>8000-64</text:p>
          </table:table-cell>
          <table:table-cell office:value-type="string" calcext:value-type="string">
            <text:p>8000-128</text:p>
          </table:table-cell>
          <table:table-cell office:value-type="string" calcext:value-type="string">
            <text:p>8000-256</text:p>
          </table:table-cell>
        </table:table-row>
        <table:table-row table:style-name="ro1">
          <table:table-cell office:value-type="string" calcext:value-type="string">
            <text:p>8 threads</text:p>
          </table:table-cell>
          <table:table-cell office:value-type="float" office:value="81.6084884" calcext:value-type="float">
            <text:p>81.6084884</text:p>
          </table:table-cell>
          <table:table-cell office:value-type="float" office:value="49.3755872" calcext:value-type="float">
            <text:p>49.3755872</text:p>
          </table:table-cell>
          <table:table-cell office:value-type="float" office:value="32.6216328" calcext:value-type="float">
            <text:p>32.6216328</text:p>
          </table:table-cell>
          <table:table-cell office:value-type="float" office:value="24.8031282" calcext:value-type="float">
            <text:p>24.8031282</text:p>
          </table:table-cell>
          <table:table-cell office:value-type="float" office:value="22.7495942" calcext:value-type="float">
            <text:p>22.7495942</text:p>
          </table:table-cell>
        </table:table-row>
        <table:table-row table:style-name="ro1">
          <table:table-cell office:value-type="string" calcext:value-type="string">
            <text:p>12 threads</text:p>
          </table:table-cell>
          <table:table-cell office:value-type="float" office:value="54.9750632" calcext:value-type="float">
            <text:p>54.9750632</text:p>
          </table:table-cell>
          <table:table-cell office:value-type="float" office:value="32.7814406" calcext:value-type="float">
            <text:p>32.7814406</text:p>
          </table:table-cell>
          <table:table-cell office:value-type="float" office:value="23.3936902" calcext:value-type="float">
            <text:p>23.3936902</text:p>
          </table:table-cell>
          <table:table-cell office:value-type="float" office:value="19.6468332" calcext:value-type="float">
            <text:p>19.6468332</text:p>
          </table:table-cell>
          <table:table-cell office:value-type="float" office:value="17.3578688" calcext:value-type="float">
            <text:p>17.3578688</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1:02.33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data-style-name="N0">
      <style:chart-properties chart:link-data-style-to-source="true"/>
      <style:graphic-properties draw:stroke="none"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78cm" svg:height="8.988cm" xlink:href="." xlink:type="simple" chart:class="chart:bar" chart:style-name="ch1">
        <chart:title svg:x="5.577cm" svg:y="0.315cm" chart:style-name="ch2">
          <text:p>Optimizado con MAVX</text:p>
        </chart:title>
        <chart:subtitle svg:x="6.744cm" svg:y="1.299cm" chart:style-name="ch3">
          <text:p>Cores - close.</text:p>
        </chart:subtitle>
        <chart:legend chart:legend-position="end" svg:x="13.656cm" svg:y="3.184cm" style:legend-expansion="high" chart:style-name="ch4"/>
        <chart:plot-area chart:style-name="ch5" chart:data-source-has-labels="both" svg:x="0.319cm" svg:y="2.135cm" svg:width="13.018cm" svg:height="6.674cm">
          <chartooo:coordinate-region svg:x="0.951cm" svg:y="2.337cm" svg:width="12.386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series chart:style-name="ch10" chart:values-cell-range-address="local-table.$C$2:.$C$3" chart:label-cell-address="local-table.$C$1" chart:class="chart:bar">
            <chart:data-point chart:repeated="2"/>
          </chart:series>
          <chart:series chart:style-name="ch11" chart:values-cell-range-address="local-table.$D$2:.$D$3" chart:label-cell-address="local-table.$D$1" chart:class="chart:bar">
            <chart:data-point chart:repeated="2"/>
          </chart:series>
          <chart:series chart:style-name="ch12" chart:values-cell-range-address="local-table.$E$2:.$E$3" chart:label-cell-address="local-table.$E$1" chart:class="chart:bar">
            <chart:data-point chart:repeated="2"/>
          </chart:series>
          <chart:series chart:style-name="ch13" chart:values-cell-range-address="local-table.$F$2:.$F$3" chart:label-cell-address="local-table.$F$1" chart:class="chart:bar">
            <chart:data-point chart:repeated="2"/>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8000-16</text:p>
                <text:list>
                  <text:list-item>
                    <text:p/>
                  </text:list-item>
                  <text:list-item>
                    <text:p>8000-16</text:p>
                  </text:list-item>
                </text:list>
              </table:table-cell>
              <table:table-cell office:value-type="string">
                <text:p>8000-32</text:p>
                <text:list>
                  <text:list-item>
                    <text:p/>
                  </text:list-item>
                  <text:list-item>
                    <text:p>8000-32</text:p>
                  </text:list-item>
                </text:list>
              </table:table-cell>
              <table:table-cell office:value-type="string">
                <text:p>8000-64</text:p>
                <text:list>
                  <text:list-item>
                    <text:p/>
                  </text:list-item>
                  <text:list-item>
                    <text:p>8000-64</text:p>
                  </text:list-item>
                </text:list>
              </table:table-cell>
              <table:table-cell office:value-type="string">
                <text:p>8000-128</text:p>
                <text:list>
                  <text:list-item>
                    <text:p/>
                  </text:list-item>
                  <text:list-item>
                    <text:p>8000-128</text:p>
                  </text:list-item>
                </text:list>
              </table:table-cell>
              <table:table-cell office:value-type="string">
                <text:p>8000-256</text:p>
                <text:list>
                  <text:list-item>
                    <text:p/>
                  </text:list-item>
                  <text:list-item>
                    <text:p>8000-256</text:p>
                  </text:list-item>
                </text:list>
              </table:table-cell>
            </table:table-row>
          </table:table-header-rows>
          <table:table-rows>
            <table:table-row>
              <table:table-cell office:value-type="string">
                <text:p>8 threads</text:p>
              </table:table-cell>
              <table:table-cell office:value-type="float" office:value="81.6084884">
                <text:p>81.6084884</text:p>
              </table:table-cell>
              <table:table-cell office:value-type="float" office:value="49.3755872">
                <text:p>49.3755872</text:p>
              </table:table-cell>
              <table:table-cell office:value-type="float" office:value="32.6216328">
                <text:p>32.6216328</text:p>
              </table:table-cell>
              <table:table-cell office:value-type="float" office:value="24.8031282">
                <text:p>24.8031282</text:p>
              </table:table-cell>
              <table:table-cell office:value-type="float" office:value="22.7495942">
                <text:p>22.7495942</text:p>
              </table:table-cell>
            </table:table-row>
            <table:table-row>
              <table:table-cell office:value-type="string">
                <text:p>12 threads</text:p>
              </table:table-cell>
              <table:table-cell office:value-type="float" office:value="54.9750632">
                <text:p>54.9750632</text:p>
              </table:table-cell>
              <table:table-cell office:value-type="float" office:value="32.7814406">
                <text:p>32.7814406</text:p>
              </table:table-cell>
              <table:table-cell office:value-type="float" office:value="23.3936902">
                <text:p>23.3936902</text:p>
              </table:table-cell>
              <table:table-cell office:value-type="float" office:value="19.6468332">
                <text:p>19.6468332</text:p>
              </table:table-cell>
              <table:table-cell office:value-type="float" office:value="17.3578688">
                <text:p>17.357868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row table:style-name="ro1" table:number-rows-repeated="23">
          <table:table-cell table:number-columns-repeated="4"/>
        </table:table-row>
        <table:table-row table:style-name="ro1">
          <table:table-cell table:style-name="ce3" office:value-type="string" calcext:value-type="string">
            <text:p>Threads</text:p>
          </table:table-cell>
          <table:table-cell table:style-name="ce3" office:value-type="string" calcext:value-type="string">
            <text:p>Cores, close</text:p>
          </table:table-cell>
          <table:table-cell table:style-name="ce3" office:value-type="string" calcext:value-type="string">
            <text:p>Secuencial</text:p>
          </table:table-cell>
          <table:table-cell table:style-name="ce3" office:value-type="string" calcext:value-type="string">
            <text:p>Speedup</text:p>
          </table:table-cell>
        </table:table-row>
        <table:table-row table:style-name="ro1">
          <table:table-cell table:style-name="ce3" office:value-type="string" calcext:value-type="string">
            <text:p>2 threads</text:p>
          </table:table-cell>
          <table:table-cell table:style-name="ce3" office:value-type="float" office:value="11.4186892" calcext:value-type="float">
            <text:p>11.4186892</text:p>
          </table:table-cell>
          <table:table-cell table:style-name="ce3" office:value-type="float" office:value="20.5158344" calcext:value-type="float">
            <text:p>20.5158344</text:p>
          </table:table-cell>
          <table:table-cell table:style-name="ce3" table:formula="of:=([.$C$25])/[.B25]" office:value-type="float" office:value="1.79668909807966" calcext:value-type="float">
            <text:p>1.79668909807966</text:p>
          </table:table-cell>
        </table:table-row>
        <table:table-row table:style-name="ro1">
          <table:table-cell table:style-name="ce3" office:value-type="string" calcext:value-type="string">
            <text:p>4 threads</text:p>
          </table:table-cell>
          <table:table-cell table:style-name="ce3" office:value-type="float" office:value="6.036821" calcext:value-type="float">
            <text:p>6.036821</text:p>
          </table:table-cell>
          <table:table-cell table:style-name="ce3"/>
          <table:table-cell table:style-name="ce3" table:formula="of:=([.$C$25])/[.B26]" office:value-type="float" office:value="3.39845001201791" calcext:value-type="float">
            <text:p>3.39845001201791</text:p>
          </table:table-cell>
        </table:table-row>
        <table:table-row table:style-name="ro1">
          <table:table-cell table:style-name="ce3" office:value-type="string" calcext:value-type="string">
            <text:p>6 threads</text:p>
          </table:table-cell>
          <table:table-cell table:style-name="ce3" office:value-type="float" office:value="4.7883886" calcext:value-type="float">
            <text:p>4.7883886</text:p>
          </table:table-cell>
          <table:table-cell table:style-name="ce3"/>
          <table:table-cell table:style-name="ce3" table:formula="of:=([.$C$25])/[.B27]" office:value-type="float" office:value="4.28449654232324" calcext:value-type="float">
            <text:p>4.28449654232324</text:p>
          </table:table-cell>
        </table:table-row>
        <table:table-row table:style-name="ro1">
          <table:table-cell table:style-name="ce3" office:value-type="string" calcext:value-type="string">
            <text:p>8 threads</text:p>
          </table:table-cell>
          <table:table-cell table:style-name="ce3" office:value-type="float" office:value="3.2846972" calcext:value-type="float">
            <text:p>3.2846972</text:p>
          </table:table-cell>
          <table:table-cell table:style-name="ce3"/>
          <table:table-cell table:style-name="ce3" table:formula="of:=([.$C$25])/[.B28]" office:value-type="float" office:value="6.24588299950449" calcext:value-type="float">
            <text:p>6.24588299950449</text:p>
          </table:table-cell>
        </table:table-row>
        <table:table-row table:style-name="ro1">
          <table:table-cell table:style-name="ce3" office:value-type="string" calcext:value-type="string">
            <text:p>10 threads</text:p>
          </table:table-cell>
          <table:table-cell table:style-name="ce3" office:value-type="float" office:value="3.3014698" calcext:value-type="float">
            <text:p>3.3014698</text:p>
          </table:table-cell>
          <table:table-cell table:style-name="ce3"/>
          <table:table-cell table:style-name="ce3" table:formula="of:=([.$C$25])/[.B29]" office:value-type="float" office:value="6.21415176961486" calcext:value-type="float">
            <text:p>6.21415176961486</text:p>
          </table:table-cell>
        </table:table-row>
        <table:table-row table:style-name="ro1">
          <table:table-cell table:style-name="ce3" office:value-type="string" calcext:value-type="string">
            <text:p>12 threads</text:p>
          </table:table-cell>
          <table:table-cell table:style-name="ce3" office:value-type="float" office:value="2.5364866" calcext:value-type="float">
            <text:p>2.5364866</text:p>
          </table:table-cell>
          <table:table-cell table:style-name="ce3"/>
          <table:table-cell table:style-name="ce3" table:formula="of:=([.$C$25])/[.B30]" office:value-type="float" office:value="8.08828810686404" calcext:value-type="float">
            <text:p>8.08828810686404</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7:22.26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6.9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R4000" table:style-name="ta1">
        <table:table-column table:style-name="co1" table:number-columns-repeated="3" table:default-cell-style-name="Default"/>
        <table:table-column table:style-name="co2" table:default-cell-style-name="Default"/>
        <table:table-column table:style-name="co1" table:default-cell-style-name="Default"/>
        <table:table-row table:style-name="ro1" table:number-rows-repeated="13">
          <table:table-cell table:number-columns-repeated="5"/>
        </table:table-row>
        <table:table-row table:style-name="ro1">
          <table:table-cell table:style-name="ce3"/>
          <table:table-cell table:style-name="ce3" office:value-type="string" calcext:value-type="string">
            <text:p>NO OPT-NO MAVX</text:p>
          </table:table-cell>
          <table:table-cell table:style-name="ce3" office:value-type="string" calcext:value-type="string">
            <text:p>NO OPT-MAVX</text:p>
          </table:table-cell>
          <table:table-cell table:style-name="ce3" office:value-type="string" calcext:value-type="string">
            <text:p>OPT-NO MAVX</text:p>
          </table:table-cell>
          <table:table-cell table:style-name="ce3" office:value-type="string" calcext:value-type="string">
            <text:p>OPT-MAVX</text:p>
          </table:table-cell>
        </table:table-row>
        <table:table-row table:style-name="ro1">
          <table:table-cell table:style-name="ce3" office:value-type="string" calcext:value-type="string">
            <text:p>2 threads</text:p>
          </table:table-cell>
          <table:table-cell table:style-name="ce3" office:value-type="float" office:value="229.1872478" calcext:value-type="float">
            <text:p>229.1872478</text:p>
          </table:table-cell>
          <table:table-cell table:style-name="ce3" office:value-type="float" office:value="228.982343" calcext:value-type="float">
            <text:p>228.982343</text:p>
          </table:table-cell>
          <table:table-cell table:style-name="ce3" office:value-type="float" office:value="13.6812526" calcext:value-type="float">
            <text:p>13.6812526</text:p>
          </table:table-cell>
          <table:table-cell table:style-name="ce3" office:value-type="float" office:value="11.4186892" calcext:value-type="float">
            <text:p>11.4186892</text:p>
          </table:table-cell>
        </table:table-row>
        <table:table-row table:style-name="ro1">
          <table:table-cell table:style-name="ce3" office:value-type="string" calcext:value-type="string">
            <text:p>4 threads</text:p>
          </table:table-cell>
          <table:table-cell table:style-name="ce3" office:value-type="float" office:value="120.5169276" calcext:value-type="float">
            <text:p>120.5169276</text:p>
          </table:table-cell>
          <table:table-cell table:style-name="ce3" office:value-type="float" office:value="118.7724724" calcext:value-type="float">
            <text:p>118.7724724</text:p>
          </table:table-cell>
          <table:table-cell table:style-name="ce3" office:value-type="float" office:value="7.183581" calcext:value-type="float">
            <text:p>7.183581</text:p>
          </table:table-cell>
          <table:table-cell table:style-name="ce3" office:value-type="float" office:value="6.036821" calcext:value-type="float">
            <text:p>6.036821</text:p>
          </table:table-cell>
        </table:table-row>
        <table:table-row table:style-name="ro1">
          <table:table-cell table:style-name="ce3" office:value-type="string" calcext:value-type="string">
            <text:p>6 threads</text:p>
          </table:table-cell>
          <table:table-cell table:style-name="ce3" office:value-type="float" office:value="91.9488732" calcext:value-type="float">
            <text:p>91.9488732</text:p>
          </table:table-cell>
          <table:table-cell table:style-name="ce3" office:value-type="float" office:value="91.8259088" calcext:value-type="float">
            <text:p>91.8259088</text:p>
          </table:table-cell>
          <table:table-cell table:style-name="ce3" office:value-type="float" office:value="5.6827774" calcext:value-type="float">
            <text:p>5.6827774</text:p>
          </table:table-cell>
          <table:table-cell table:style-name="ce3" office:value-type="float" office:value="4.7883886" calcext:value-type="float">
            <text:p>4.7883886</text:p>
          </table:table-cell>
        </table:table-row>
        <table:table-row table:style-name="ro1">
          <table:table-cell table:style-name="ce3" office:value-type="string" calcext:value-type="string">
            <text:p>8 threads</text:p>
          </table:table-cell>
          <table:table-cell table:style-name="ce3" office:value-type="float" office:value="61.9870918" calcext:value-type="float">
            <text:p>61.9870918</text:p>
          </table:table-cell>
          <table:table-cell table:style-name="ce3" office:value-type="float" office:value="62.1922272" calcext:value-type="float">
            <text:p>62.1922272</text:p>
          </table:table-cell>
          <table:table-cell table:style-name="ce3" office:value-type="float" office:value="3.8888228" calcext:value-type="float">
            <text:p>3.8888228</text:p>
          </table:table-cell>
          <table:table-cell table:style-name="ce3" office:value-type="float" office:value="3.2846972" calcext:value-type="float">
            <text:p>3.2846972</text:p>
          </table:table-cell>
        </table:table-row>
        <table:table-row table:style-name="ro1">
          <table:table-cell table:style-name="ce3" office:value-type="string" calcext:value-type="string">
            <text:p>10 threads</text:p>
          </table:table-cell>
          <table:table-cell table:style-name="ce3" office:value-type="float" office:value="60.7767304" calcext:value-type="float">
            <text:p>60.7767304</text:p>
          </table:table-cell>
          <table:table-cell table:style-name="ce3" office:value-type="float" office:value="60.7233484" calcext:value-type="float">
            <text:p>60.7233484</text:p>
          </table:table-cell>
          <table:table-cell table:style-name="ce3" office:value-type="float" office:value="3.8783206" calcext:value-type="float">
            <text:p>3.8783206</text:p>
          </table:table-cell>
          <table:table-cell table:style-name="ce3" office:value-type="float" office:value="3.3014698" calcext:value-type="float">
            <text:p>3.3014698</text:p>
          </table:table-cell>
        </table:table-row>
        <table:table-row table:style-name="ro1">
          <table:table-cell table:style-name="ce3" office:value-type="string" calcext:value-type="string">
            <text:p>12 threads</text:p>
          </table:table-cell>
          <table:table-cell table:style-name="ce3" office:value-type="float" office:value="46.4618122" calcext:value-type="float">
            <text:p>46.4618122</text:p>
          </table:table-cell>
          <table:table-cell table:style-name="ce3" office:value-type="float" office:value="46.4490032" calcext:value-type="float">
            <text:p>46.4490032</text:p>
          </table:table-cell>
          <table:table-cell table:style-name="ce3" office:value-type="float" office:value="2.9720958" calcext:value-type="float">
            <text:p>2.9720958</text:p>
          </table:table-cell>
          <table:table-cell table:style-name="ce3" office:value-type="float" office:value="2.5364866" calcext:value-type="float">
            <text:p>2.536486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2">00/00/0000</text:date>, <text:time style:data-style-name="N2" text:time-value="13:28:15.6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tru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true"/>
      <style:graphic-properties draw:stroke="none" draw:fill-color="#7e0021" dr3d:edge-rounding="5%"/>
      <style:text-properties fo:font-size="10pt" style:font-size-asian="10pt" style:font-size-complex="10pt"/>
    </style:style>
    <style:style style:name="ch14" style:family="chart" style:data-style-name="N0">
      <style:chart-properties chart:link-data-style-to-source="true"/>
      <style:graphic-properties draw:stroke="none" draw:fill-color="#83caff"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88cm" xlink:href="." xlink:type="simple" chart:class="chart:bar" chart:style-name="ch1">
        <chart:title svg:x="7.355cm" svg:y="0.315cm" chart:style-name="ch2">
          <text:p>Flags</text:p>
        </chart:title>
        <chart:subtitle svg:x="5.939cm" svg:y="1.299cm" chart:style-name="ch3">
          <text:p>Matrix: 4000 Block: 128</text:p>
        </chart:subtitle>
        <chart:legend chart:legend-position="end" svg:x="13.571cm" svg:y="2.932cm" style:legend-expansion="high" chart:style-name="ch4"/>
        <chart:plot-area chart:style-name="ch5" chart:data-source-has-labels="both" svg:x="0.319cm" svg:y="2.135cm" svg:width="12.933cm" svg:height="6.674cm">
          <chartooo:coordinate-region svg:x="1.142cm" svg:y="2.337cm" svg:width="12.11cm" svg:height="5.819cm"/>
          <chart:axis chart:dimension="x" chart:name="primary-x" chart:style-name="ch6" chartooo:axis-type="auto">
            <chartooo:date-scale/>
            <chart:categories table:cell-range-address="local-table.$B$1:.$E$1"/>
          </chart:axis>
          <chart:axis chart:dimension="y" chart:name="primary-y" chart:style-name="ch7">
            <chart:grid chart:style-name="ch8" chart:class="major"/>
          </chart:axis>
          <chart:series chart:style-name="ch9" chart:values-cell-range-address="local-table.$B$2:.$E$2" chart:label-cell-address="local-table.$A$2" chart:class="chart:bar">
            <chart:data-point chart:repeated="4"/>
          </chart:series>
          <chart:series chart:style-name="ch10" chart:values-cell-range-address="local-table.$B$3:.$E$3" chart:label-cell-address="local-table.$A$3" chart:class="chart:bar">
            <chart:data-point chart:repeated="4"/>
          </chart:series>
          <chart:series chart:style-name="ch11" chart:values-cell-range-address="local-table.$B$4:.$E$4" chart:label-cell-address="local-table.$A$4" chart:class="chart:bar">
            <chart:data-point chart:repeated="4"/>
          </chart:series>
          <chart:series chart:style-name="ch12" chart:values-cell-range-address="local-table.$B$5:.$E$5" chart:label-cell-address="local-table.$A$5" chart:class="chart:bar">
            <chart:data-point chart:repeated="4"/>
          </chart:series>
          <chart:series chart:style-name="ch13" chart:values-cell-range-address="local-table.$B$6:.$E$6" chart:label-cell-address="local-table.$A$6" chart:class="chart:bar">
            <chart:data-point chart:repeated="4"/>
          </chart:series>
          <chart:series chart:style-name="ch14" chart:values-cell-range-address="local-table.$B$7:.$E$7" chart:label-cell-address="local-table.$A$7" chart:class="chart:bar">
            <chart:data-point chart:repeated="4"/>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 OPT-NO MAVX</text:p>
              </table:table-cell>
              <table:table-cell office:value-type="string">
                <text:p>NO OPT-MAVX</text:p>
              </table:table-cell>
              <table:table-cell office:value-type="string">
                <text:p>OPT-NO MAVX</text:p>
              </table:table-cell>
              <table:table-cell office:value-type="string">
                <text:p>OPT-MAVX</text:p>
              </table:table-cell>
            </table:table-row>
          </table:table-header-rows>
          <table:table-rows>
            <table:table-row>
              <table:table-cell office:value-type="string">
                <text:p>2 threads</text:p>
              </table:table-cell>
              <table:table-cell office:value-type="float" office:value="229.1872478">
                <text:p>229.1872478</text:p>
              </table:table-cell>
              <table:table-cell office:value-type="float" office:value="228.982343">
                <text:p>228.982343</text:p>
              </table:table-cell>
              <table:table-cell office:value-type="float" office:value="13.6812526">
                <text:p>13.6812526</text:p>
              </table:table-cell>
              <table:table-cell office:value-type="float" office:value="11.4186892">
                <text:p>11.4186892</text:p>
              </table:table-cell>
            </table:table-row>
            <table:table-row>
              <table:table-cell office:value-type="string">
                <text:p>4 threads</text:p>
              </table:table-cell>
              <table:table-cell office:value-type="float" office:value="120.5169276">
                <text:p>120.5169276</text:p>
              </table:table-cell>
              <table:table-cell office:value-type="float" office:value="118.7724724">
                <text:p>118.7724724</text:p>
              </table:table-cell>
              <table:table-cell office:value-type="float" office:value="7.183581">
                <text:p>7.183581</text:p>
              </table:table-cell>
              <table:table-cell office:value-type="float" office:value="6.036821">
                <text:p>6.036821</text:p>
              </table:table-cell>
            </table:table-row>
            <table:table-row>
              <table:table-cell office:value-type="string">
                <text:p>6 threads</text:p>
              </table:table-cell>
              <table:table-cell office:value-type="float" office:value="91.9488732">
                <text:p>91.9488732</text:p>
              </table:table-cell>
              <table:table-cell office:value-type="float" office:value="91.8259088">
                <text:p>91.8259088</text:p>
              </table:table-cell>
              <table:table-cell office:value-type="float" office:value="5.6827774">
                <text:p>5.6827774</text:p>
              </table:table-cell>
              <table:table-cell office:value-type="float" office:value="4.7883886">
                <text:p>4.7883886</text:p>
              </table:table-cell>
            </table:table-row>
            <table:table-row>
              <table:table-cell office:value-type="string">
                <text:p>8 threads</text:p>
              </table:table-cell>
              <table:table-cell office:value-type="float" office:value="61.9870918">
                <text:p>61.9870918</text:p>
              </table:table-cell>
              <table:table-cell office:value-type="float" office:value="62.1922272">
                <text:p>62.1922272</text:p>
              </table:table-cell>
              <table:table-cell office:value-type="float" office:value="3.8888228">
                <text:p>3.8888228</text:p>
              </table:table-cell>
              <table:table-cell office:value-type="float" office:value="3.2846972">
                <text:p>3.2846972</text:p>
              </table:table-cell>
            </table:table-row>
            <table:table-row>
              <table:table-cell office:value-type="string">
                <text:p>10 threads</text:p>
              </table:table-cell>
              <table:table-cell office:value-type="float" office:value="60.7767304">
                <text:p>60.7767304</text:p>
              </table:table-cell>
              <table:table-cell office:value-type="float" office:value="60.7233484">
                <text:p>60.7233484</text:p>
              </table:table-cell>
              <table:table-cell office:value-type="float" office:value="3.8783206">
                <text:p>3.8783206</text:p>
              </table:table-cell>
              <table:table-cell office:value-type="float" office:value="3.3014698">
                <text:p>3.3014698</text:p>
              </table:table-cell>
            </table:table-row>
            <table:table-row>
              <table:table-cell office:value-type="string">
                <text:p>12 threads</text:p>
              </table:table-cell>
              <table:table-cell office:value-type="float" office:value="46.4618122">
                <text:p>46.4618122</text:p>
              </table:table-cell>
              <table:table-cell office:value-type="float" office:value="46.4490032">
                <text:p>46.4490032</text:p>
              </table:table-cell>
              <table:table-cell office:value-type="float" office:value="2.9720958">
                <text:p>2.9720958</text:p>
              </table:table-cell>
              <table:table-cell office:value-type="float" office:value="2.5364866">
                <text:p>2.536486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2.2$Windows_x86 LibreOffice_project/22b09f6418e8c2d508a9eaf86b2399209b0990f4</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1.06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0efd4" fo:border="0.06pt solid #000000"/>
    </style:style>
    <style:style style:name="ce3" style:family="table-cell" style:parent-style-name="Default">
      <style:table-cell-properties fo:background-color="#e0efd4" fo:border="0.06pt solid #000000"/>
    </style:style>
  </office:automatic-styles>
  <office:body>
    <office:spreadsheet>
      <table:calculation-settings table:automatic-find-labels="false" table:use-regular-expressions="false" table:use-wildcards="true"/>
      <table:table table:name="Afinidad" table:style-name="ta1">
        <table:table-column table:style-name="co1" table:default-cell-style-name="ce3"/>
        <table:table-column table:style-name="co2" table:number-columns-repeated="3" table:default-cell-style-name="ce3"/>
        <table:table-row table:style-name="ro1" table:number-rows-repeated="2">
          <table:table-cell table:style-name="Default" table:number-columns-repeated="4"/>
        </table:table-row>
        <table:table-row table:style-name="ro1">
          <table:table-cell/>
          <table:table-cell office:value-type="string" calcext:value-type="string">
            <text:p>cores, close</text:p>
          </table:table-cell>
          <table:table-cell office:value-type="string" calcext:value-type="string">
            <text:p>cores, spread</text:p>
          </table:table-cell>
          <table:table-cell office:value-type="string" calcext:value-type="string">
            <text:p>threads, false</text:p>
          </table:table-cell>
        </table:table-row>
        <table:table-row table:style-name="ro1">
          <table:table-cell office:value-type="string" calcext:value-type="string">
            <text:p>2 threads</text:p>
          </table:table-cell>
          <table:table-cell office:value-type="float" office:value="28.6093084" calcext:value-type="float">
            <text:p>28.6093084</text:p>
          </table:table-cell>
          <table:table-cell office:value-type="float" office:value="28.663629" calcext:value-type="float">
            <text:p>28.663629</text:p>
          </table:table-cell>
          <table:table-cell office:value-type="float" office:value="28.6793584" calcext:value-type="float">
            <text:p>28.6793584</text:p>
          </table:table-cell>
        </table:table-row>
        <table:table-row table:style-name="ro1">
          <table:table-cell office:value-type="string" calcext:value-type="string">
            <text:p>4 threads</text:p>
          </table:table-cell>
          <table:table-cell office:value-type="float" office:value="14.8966492" calcext:value-type="float">
            <text:p>14.8966492</text:p>
          </table:table-cell>
          <table:table-cell office:value-type="float" office:value="14.541887" calcext:value-type="float">
            <text:p>14.541887</text:p>
          </table:table-cell>
          <table:table-cell office:value-type="float" office:value="14.6413516" calcext:value-type="float">
            <text:p>14.6413516</text:p>
          </table:table-cell>
        </table:table-row>
        <table:table-row table:style-name="ro1">
          <table:table-cell office:value-type="string" calcext:value-type="string">
            <text:p>6 threads</text:p>
          </table:table-cell>
          <table:table-cell office:value-type="float" office:value="14.95824" calcext:value-type="float">
            <text:p>14.95824</text:p>
          </table:table-cell>
          <table:table-cell office:value-type="float" office:value="14.7043848" calcext:value-type="float">
            <text:p>14.7043848</text:p>
          </table:table-cell>
          <table:table-cell office:value-type="float" office:value="14.7155926" calcext:value-type="float">
            <text:p>14.7155926</text:p>
          </table:table-cell>
        </table:table-row>
        <table:table-row table:style-name="ro1">
          <table:table-cell office:value-type="string" calcext:value-type="string">
            <text:p>8 threads</text:p>
          </table:table-cell>
          <table:table-cell office:value-type="float" office:value="7.8108586" calcext:value-type="float">
            <text:p>7.8108586</text:p>
          </table:table-cell>
          <table:table-cell office:value-type="float" office:value="7.7906348" calcext:value-type="float">
            <text:p>7.7906348</text:p>
          </table:table-cell>
          <table:table-cell office:value-type="float" office:value="7.5908494" calcext:value-type="float">
            <text:p>7.5908494</text:p>
          </table:table-cell>
        </table:table-row>
        <table:table-row table:style-name="ro1">
          <table:table-cell office:value-type="string" calcext:value-type="string">
            <text:p>10 threads</text:p>
          </table:table-cell>
          <table:table-cell office:value-type="float" office:value="7.8090434" calcext:value-type="float">
            <text:p>7.8090434</text:p>
          </table:table-cell>
          <table:table-cell office:value-type="float" office:value="7.7389872" calcext:value-type="float">
            <text:p>7.7389872</text:p>
          </table:table-cell>
          <table:table-cell office:value-type="float" office:value="7.5613104" calcext:value-type="float">
            <text:p>7.5613104</text:p>
          </table:table-cell>
        </table:table-row>
        <table:table-row table:style-name="ro1">
          <table:table-cell office:value-type="string" calcext:value-type="string">
            <text:p>12 threads</text:p>
          </table:table-cell>
          <table:table-cell office:value-type="float" office:value="7.8037238" calcext:value-type="float">
            <text:p>7.8037238</text:p>
          </table:table-cell>
          <table:table-cell office:value-type="float" office:value="7.8148992" calcext:value-type="float">
            <text:p>7.8148992</text:p>
          </table:table-cell>
          <table:table-cell office:value-type="float" office:value="7.671415" calcext:value-type="float">
            <text:p>7.671415</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03">00/00/0000</text:date>, <text:time style:data-style-name="N2" text:time-value="13:27:49.39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